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335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1">
            <text:p>5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72">
            <text:p>7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75">
            <text:p>17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4987">
            <text:p>498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5603">
            <text:p>560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031">
            <text:p>1003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21">
            <text:p>2020-11-2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1 - 0.98)">
            <text:p>(0.61 - 0.9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3">
            <text:p>0.8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2">
            <text:p>162</text:p>
          </table:table-cell>
          <table:table-cell office:value-type="float" office:value="72.75">
            <text:p>72.75</text:p>
          </table:table-cell>
          <table:table-cell office:value-type="float" office:value="0.202430555555556">
            <text:p>0.2024305556</text:p>
          </table:table-cell>
          <table:table-cell office:value-type="float" office:value="0.16875">
            <text:p>0.16875</text:p>
          </table:table-cell>
          <table:table-cell office:value-type="float" office:value="0.0338057620817844">
            <text:p>0.0338057621</text:p>
          </table:table-cell>
          <table:table-cell office:value-type="float" office:value="1.78882407889661">
            <text:p>1.7888240789</text:p>
          </table:table-cell>
          <table:table-cell office:value-type="float" office:value="1.6464390625">
            <text:p>1.6464390625</text:p>
          </table:table-cell>
          <table:table-cell office:value-type="float" office:value="1.12056011320411">
            <text:p>1.1205601132</text:p>
          </table:table-cell>
          <table:table-cell office:value-type="float" office:value="3.76005472661141">
            <text:p>3.7600547266</text:p>
          </table:table-cell>
          <table:table-cell office:value-type="float" office:value="4.44510893883528">
            <text:p>4.4451089388</text:p>
          </table:table-cell>
          <table:table-cell office:value-type="float" office:value="20.8484708387372">
            <text:p>20.848470838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33.25">
            <text:p>33.2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15894039735099">
            <text:p>0.011589404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4082616990483">
            <text:p>1.0408261699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82">
            <text:p>182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26256983240224">
            <text:p>0.0726256983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645279485659">
            <text:p>1.2645279486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9.8866277208289">
            <text:p>9.886627720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14">
            <text:p>114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50949367088608">
            <text:p>0.0450949367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6181804298189">
            <text:p>1.161818043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5.7148686513449">
            <text:p>15.714868651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85">
            <text:p>2885</text:p>
          </table:table-cell>
          <table:table-cell office:value-type="float" office:value="16.25">
            <text:p>16.25</text:p>
          </table:table-cell>
          <table:table-cell office:value-type="float" office:value="118.375">
            <text:p>118.375</text:p>
          </table:table-cell>
          <table:table-cell office:value-type="float" office:value="122.125">
            <text:p>122.125</text:p>
          </table:table-cell>
          <table:table-cell office:value-type="float" office:value="0.0230823863636364">
            <text:p>0.0230823864</text:p>
          </table:table-cell>
          <table:table-cell office:value-type="float" office:value="0.0904316271963331">
            <text:p>0.0904316272</text:p>
          </table:table-cell>
          <table:table-cell office:value-type="float" office:value="0.0423310225303293">
            <text:p>0.0423310225</text:p>
          </table:table-cell>
          <table:table-cell office:value-type="float" office:value="1.0818326335308">
            <text:p>1.0818326335</text:p>
          </table:table-cell>
          <table:table-cell office:value-type="float" office:value="1.33253933841402">
            <text:p>1.3325393384</text:p>
          </table:table-cell>
          <table:table-cell office:value-type="float" office:value="1.15167073317434">
            <text:p>1.1516707332</text:p>
          </table:table-cell>
          <table:table-cell office:value-type="float" office:value="30.3745240882156">
            <text:p>30.3745240882</text:p>
          </table:table-cell>
          <table:table-cell office:value-type="float" office:value="8.00644921344649">
            <text:p>8.0064492134</text:p>
          </table:table-cell>
          <table:table-cell office:value-type="float" office:value="16.7186281203588">
            <text:p>16.718628120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78">
            <text:p>3378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68.375">
            <text:p>68.3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202412670219065">
            <text:p>0.020241267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7164746400235">
            <text:p>1.071647464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34.589674606701">
            <text:p>34.589674606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95">
            <text:p>3595</text:p>
          </table:table-cell>
          <table:table-cell office:value-type="float" office:value="66.75">
            <text:p>66.75</text:p>
          </table:table-cell>
          <table:table-cell office:value-type="float" office:value="144.125">
            <text:p>144.125</text:p>
          </table:table-cell>
          <table:table-cell office:value-type="float" office:value="190.875">
            <text:p>190.875</text:p>
          </table:table-cell>
          <table:table-cell office:value-type="float" office:value="0.0806159420289855">
            <text:p>0.080615942</text:p>
          </table:table-cell>
          <table:table-cell office:value-type="float" office:value="0.0835991879350348">
            <text:p>0.0835991879</text:p>
          </table:table-cell>
          <table:table-cell office:value-type="float" office:value="0.0530945757997218">
            <text:p>0.0530945758</text:p>
          </table:table-cell>
          <table:table-cell office:value-type="float" office:value="1.29489370011552">
            <text:p>1.2948937001</text:p>
          </table:table-cell>
          <table:table-cell office:value-type="float" office:value="1.30629525325048">
            <text:p>1.3062952533</text:p>
          </table:table-cell>
          <table:table-cell office:value-type="float" office:value="1.19135632189856">
            <text:p>1.1913563219</text:p>
          </table:table-cell>
          <table:table-cell office:value-type="float" office:value="8.94023596860149">
            <text:p>8.9402359686</text:p>
          </table:table-cell>
          <table:table-cell office:value-type="float" office:value="8.63325122352358">
            <text:p>8.6332512235</text:p>
          </table:table-cell>
          <table:table-cell office:value-type="float" office:value="13.3985382974078">
            <text:p>13.398538297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602">
            <text:p>1602</text:p>
          </table:table-cell>
          <table:table-cell office:value-type="float" office:value="3727">
            <text:p>3727</text:p>
          </table:table-cell>
          <table:table-cell office:value-type="float" office:value="20">
            <text:p>20</text:p>
          </table:table-cell>
          <table:table-cell office:value-type="float" office:value="102.125">
            <text:p>102.125</text:p>
          </table:table-cell>
          <table:table-cell office:value-type="float" office:value="72.25">
            <text:p>72.25</text:p>
          </table:table-cell>
          <table:table-cell office:value-type="float" office:value="0.0263852242744063">
            <text:p>0.0263852243</text:p>
          </table:table-cell>
          <table:table-cell office:value-type="float" office:value="0.0637484394506866">
            <text:p>0.0637484395</text:p>
          </table:table-cell>
          <table:table-cell office:value-type="float" office:value="0.0193855647974242">
            <text:p>0.0193855648</text:p>
          </table:table-cell>
          <table:table-cell office:value-type="float" office:value="1.09371279787804">
            <text:p>1.0937127979</text:p>
          </table:table-cell>
          <table:table-cell office:value-type="float" office:value="1.2310847106009">
            <text:p>1.2310847106</text:p>
          </table:table-cell>
          <table:table-cell office:value-type="float" office:value="1.06858604503111">
            <text:p>1.068586045</text:p>
          </table:table-cell>
          <table:table-cell office:value-type="float" office:value="26.6153474398358">
            <text:p>26.6153474398</text:p>
          </table:table-cell>
          <table:table-cell office:value-type="float" office:value="11.2161672874234">
            <text:p>11.21616728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80">
            <text:p>1780</text:p>
          </table:table-cell>
          <table:table-cell office:value-type="float" office:value="4361">
            <text:p>4361</text:p>
          </table:table-cell>
          <table:table-cell office:value-type="float" office:value="29.75">
            <text:p>29.75</text:p>
          </table:table-cell>
          <table:table-cell office:value-type="float" office:value="115.125">
            <text:p>115.125</text:p>
          </table:table-cell>
          <table:table-cell office:value-type="float" office:value="36.125">
            <text:p>36.125</text:p>
          </table:table-cell>
          <table:table-cell office:value-type="float" office:value="0.0350825471698113">
            <text:p>0.0350825472</text:p>
          </table:table-cell>
          <table:table-cell office:value-type="float" office:value="0.0646769662921348">
            <text:p>0.0646769663</text:p>
          </table:table-cell>
          <table:table-cell office:value-type="float" office:value="0.00828365053886723">
            <text:p>0.0082836505</text:p>
          </table:table-cell>
          <table:table-cell office:value-type="float" office:value="1.12520125392155">
            <text:p>1.1252012539</text:p>
          </table:table-cell>
          <table:table-cell office:value-type="float" office:value="1.23456827756123">
            <text:p>1.2345682776</text:p>
          </table:table-cell>
          <table:table-cell office:value-type="float" office:value="1.02912726986389">
            <text:p>1.0291272699</text:p>
          </table:table-cell>
          <table:table-cell office:value-type="float" office:value="20.102188947801">
            <text:p>20.1021889478</text:p>
          </table:table-cell>
          <table:table-cell office:value-type="float" office:value="11.0600176823978">
            <text:p>11.0600176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10">
            <text:p>1910</text:p>
          </table:table-cell>
          <table:table-cell office:value-type="float" office:value="3779">
            <text:p>3779</text:p>
          </table:table-cell>
          <table:table-cell office:value-type="float" office:value="13.25">
            <text:p>13.25</text:p>
          </table:table-cell>
          <table:table-cell office:value-type="float" office:value="103.25">
            <text:p>103.25</text:p>
          </table:table-cell>
          <table:table-cell office:value-type="float" office:value="248.625">
            <text:p>248.625</text:p>
          </table:table-cell>
          <table:table-cell office:value-type="float" office:value="0.0127649325626204">
            <text:p>0.0127649326</text:p>
          </table:table-cell>
          <table:table-cell office:value-type="float" office:value="0.0540575916230367">
            <text:p>0.0540575916</text:p>
          </table:table-cell>
          <table:table-cell office:value-type="float" office:value="0.0657912146070389">
            <text:p>0.0657912146</text:p>
          </table:table-cell>
          <table:table-cell office:value-type="float" office:value="1.04499663323569">
            <text:p>1.0449966332</text:p>
          </table:table-cell>
          <table:table-cell office:value-type="float" office:value="1.19492912817631">
            <text:p>1.1949291282</text:p>
          </table:table-cell>
          <table:table-cell office:value-type="float" office:value="1.2387530796068">
            <text:p>1.2387530796</text:p>
          </table:table-cell>
          <table:table-cell office:value-type="float" office:value="0">
            <text:p>0</text:p>
          </table:table-cell>
          <table:table-cell office:value-type="float" office:value="13.1659163947292">
            <text:p>13.1659163947</text:p>
          </table:table-cell>
          <table:table-cell office:value-type="float" office:value="10.8784517274666">
            <text:p>10.878451727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54">
            <text:p>2154</text:p>
          </table:table-cell>
          <table:table-cell office:value-type="float" office:value="4726">
            <text:p>4726</text:p>
          </table:table-cell>
          <table:table-cell office:value-type="float" office:value="42.75">
            <text:p>42.75</text:p>
          </table:table-cell>
          <table:table-cell office:value-type="float" office:value="94.875">
            <text:p>94.875</text:p>
          </table:table-cell>
          <table:table-cell office:value-type="float" office:value="210.875">
            <text:p>210.875</text:p>
          </table:table-cell>
          <table:table-cell office:value-type="float" office:value="0.0419941060903733">
            <text:p>0.0419941061</text:p>
          </table:table-cell>
          <table:table-cell office:value-type="float" office:value="0.0440459610027855">
            <text:p>0.044045961</text:p>
          </table:table-cell>
          <table:table-cell office:value-type="float" office:value="0.044620186203978">
            <text:p>0.0446201862</text:p>
          </table:table-cell>
          <table:table-cell office:value-type="float" office:value="1.15043584101111">
            <text:p>1.150435841</text:p>
          </table:table-cell>
          <table:table-cell office:value-type="float" office:value="1.15796335500384">
            <text:p>1.157963355</text:p>
          </table:table-cell>
          <table:table-cell office:value-type="float" office:value="1.160072935307">
            <text:p>1.1600729353</text:p>
          </table:table-cell>
          <table:table-cell office:value-type="float" office:value="16.850018112532">
            <text:p>16.8500181125</text:p>
          </table:table-cell>
          <table:table-cell office:value-type="float" office:value="16.0809906505317">
            <text:p>16.0809906505</text:p>
          </table:table-cell>
          <table:table-cell office:value-type="float" office:value="15.8784378098985">
            <text:p>15.878437809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2010">
            <text:p>2010</text:p>
          </table:table-cell>
          <table:table-cell office:value-type="float" office:value="3362">
            <text:p>3362</text:p>
          </table:table-cell>
          <table:table-cell office:value-type="float" office:value="59.5">
            <text:p>59.5</text:p>
          </table:table-cell>
          <table:table-cell office:value-type="float" office:value="139.625">
            <text:p>139.625</text:p>
          </table:table-cell>
          <table:table-cell office:value-type="float" office:value="230.875">
            <text:p>230.875</text:p>
          </table:table-cell>
          <table:table-cell office:value-type="float" office:value="0.0549907578558226">
            <text:p>0.0549907579</text:p>
          </table:table-cell>
          <table:table-cell office:value-type="float" office:value="0.0694651741293532">
            <text:p>0.0694651741</text:p>
          </table:table-cell>
          <table:table-cell office:value-type="float" office:value="0.0686719214753123">
            <text:p>0.0686719215</text:p>
          </table:table-cell>
          <table:table-cell office:value-type="float" office:value="1.19839466005651">
            <text:p>1.1983946601</text:p>
          </table:table-cell>
          <table:table-cell office:value-type="float" office:value="1.25258591386971">
            <text:p>1.2525859139</text:p>
          </table:table-cell>
          <table:table-cell office:value-type="float" office:value="1.24959475744985">
            <text:p>1.2495947574</text:p>
          </table:table-cell>
          <table:table-cell office:value-type="float" office:value="12.9482757149916">
            <text:p>12.948275715</text:p>
          </table:table-cell>
          <table:table-cell office:value-type="float" office:value="10.3210354348932">
            <text:p>10.3210354349</text:p>
          </table:table-cell>
          <table:table-cell office:value-type="float" office:value="10.4363414836273">
            <text:p>10.436341483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88">
            <text:p>2188</text:p>
          </table:table-cell>
          <table:table-cell office:value-type="float" office:value="3814">
            <text:p>3814</text:p>
          </table:table-cell>
          <table:table-cell office:value-type="float" office:value="52">
            <text:p>52</text:p>
          </table:table-cell>
          <table:table-cell office:value-type="float" office:value="211.25">
            <text:p>211.25</text:p>
          </table:table-cell>
          <table:table-cell office:value-type="float" office:value="241.25">
            <text:p>241.25</text:p>
          </table:table-cell>
          <table:table-cell office:value-type="float" office:value="0.0456540825285338">
            <text:p>0.0456540825</text:p>
          </table:table-cell>
          <table:table-cell office:value-type="float" office:value="0.0965493601462523">
            <text:p>0.0965493601</text:p>
          </table:table-cell>
          <table:table-cell office:value-type="float" office:value="0.0632538017829051">
            <text:p>0.0632538018</text:p>
          </table:table-cell>
          <table:table-cell office:value-type="float" office:value="1.16387450754285">
            <text:p>1.1638745075</text:p>
          </table:table-cell>
          <table:table-cell office:value-type="float" office:value="1.3561934472434">
            <text:p>1.3561934472</text:p>
          </table:table-cell>
          <table:table-cell office:value-type="float" office:value="1.22923035138255">
            <text:p>1.2292303514</text:p>
          </table:table-cell>
          <table:table-cell office:value-type="float" office:value="15.5265842228511">
            <text:p>15.5265842229</text:p>
          </table:table-cell>
          <table:table-cell office:value-type="float" office:value="7.52045064094765">
            <text:p>7.5204506409</text:p>
          </table:table-cell>
          <table:table-cell office:value-type="float" office:value="11.3012210693445">
            <text:p>11.301221069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500">
            <text:p>2500</text:p>
          </table:table-cell>
          <table:table-cell office:value-type="float" office:value="5250">
            <text:p>5250</text:p>
          </table:table-cell>
          <table:table-cell office:value-type="float" office:value="96.375">
            <text:p>96.375</text:p>
          </table:table-cell>
          <table:table-cell office:value-type="float" office:value="149.875">
            <text:p>149.875</text:p>
          </table:table-cell>
          <table:table-cell office:value-type="float" office:value="252.375">
            <text:p>252.375</text:p>
          </table:table-cell>
          <table:table-cell office:value-type="float" office:value="0.0723536036036036">
            <text:p>0.0723536036</text:p>
          </table:table-cell>
          <table:table-cell office:value-type="float" office:value="0.05995">
            <text:p>0.05995</text:p>
          </table:table-cell>
          <table:table-cell office:value-type="float" office:value="0.0480714285714286">
            <text:p>0.0480714286</text:p>
          </table:table-cell>
          <table:table-cell office:value-type="float" office:value="1.26349829876329">
            <text:p>1.2634982988</text:p>
          </table:table-cell>
          <table:table-cell office:value-type="float" office:value="1.2168692449">
            <text:p>1.2168692449</text:p>
          </table:table-cell>
          <table:table-cell office:value-type="float" office:value="1.17277929">
            <text:p>1.17277929</text:p>
          </table:table-cell>
          <table:table-cell office:value-type="float" office:value="9.922534159308">
            <text:p>9.9225341593</text:p>
          </table:table-cell>
          <table:table-cell office:value-type="float" office:value="11.9052988435815">
            <text:p>11.9052988436</text:p>
          </table:table-cell>
          <table:table-cell office:value-type="float" office:value="14.7629709048798">
            <text:p>14.762970904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1470">
            <text:p>1470</text:p>
          </table:table-cell>
          <table:table-cell office:value-type="float" office:value="2658">
            <text:p>2658</text:p>
          </table:table-cell>
          <table:table-cell office:value-type="float" office:value="4623">
            <text:p>4623</text:p>
          </table:table-cell>
          <table:table-cell office:value-type="float" office:value="140.75">
            <text:p>140.75</text:p>
          </table:table-cell>
          <table:table-cell office:value-type="float" office:value="104.625">
            <text:p>104.625</text:p>
          </table:table-cell>
          <table:table-cell office:value-type="float" office:value="209.5">
            <text:p>209.5</text:p>
          </table:table-cell>
          <table:table-cell office:value-type="float" office:value="0.0957482993197279">
            <text:p>0.0957482993</text:p>
          </table:table-cell>
          <table:table-cell office:value-type="float" office:value="0.03936230248307">
            <text:p>0.0393623025</text:p>
          </table:table-cell>
          <table:table-cell office:value-type="float" office:value="0.04531689379191">
            <text:p>0.0453168938</text:p>
          </table:table-cell>
          <table:table-cell office:value-type="float" office:value="1.35308781179138">
            <text:p>1.3530878118</text:p>
          </table:table-cell>
          <table:table-cell office:value-type="float" office:value="1.14080486477001">
            <text:p>1.1408048648</text:p>
          </table:table-cell>
          <table:table-cell office:value-type="float" office:value="1.16263422516306">
            <text:p>1.1626342252</text:p>
          </table:table-cell>
          <table:table-cell office:value-type="float" office:value="7.58055631497916">
            <text:p>7.580556315</text:p>
          </table:table-cell>
          <table:table-cell office:value-type="float" office:value="17.9537601415575">
            <text:p>17.9537601416</text:p>
          </table:table-cell>
          <table:table-cell office:value-type="float" office:value="15.6395717157719">
            <text:p>15.639571715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74">
            <text:p>1674</text:p>
          </table:table-cell>
          <table:table-cell office:value-type="float" office:value="2802">
            <text:p>2802</text:p>
          </table:table-cell>
          <table:table-cell office:value-type="float" office:value="5443">
            <text:p>5443</text:p>
          </table:table-cell>
          <table:table-cell office:value-type="float" office:value="102.25">
            <text:p>102.25</text:p>
          </table:table-cell>
          <table:table-cell office:value-type="float" office:value="165.625">
            <text:p>165.625</text:p>
          </table:table-cell>
          <table:table-cell office:value-type="float" office:value="294.625">
            <text:p>294.625</text:p>
          </table:table-cell>
          <table:table-cell office:value-type="float" office:value="0.0610812425328554">
            <text:p>0.0610812425</text:p>
          </table:table-cell>
          <table:table-cell office:value-type="float" office:value="0.0591095645967166">
            <text:p>0.0591095646</text:p>
          </table:table-cell>
          <table:table-cell office:value-type="float" office:value="0.0541291567150468">
            <text:p>0.0541291567</text:p>
          </table:table-cell>
          <table:table-cell office:value-type="float" office:value="1.22109694851613">
            <text:p>1.2210969485</text:p>
          </table:table-cell>
          <table:table-cell office:value-type="float" office:value="1.21373159971706">
            <text:p>1.2137315997</text:p>
          </table:table-cell>
          <table:table-cell office:value-type="float" office:value="1.19519478109176">
            <text:p>1.1951947811</text:p>
          </table:table-cell>
          <table:table-cell office:value-type="float" office:value="11.6911039761259">
            <text:p>11.6911039761</text:p>
          </table:table-cell>
          <table:table-cell office:value-type="float" office:value="12.069737476343">
            <text:p>12.0697374763</text:p>
          </table:table-cell>
          <table:table-cell office:value-type="float" office:value="13.1489597789525">
            <text:p>13.14895977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726">
            <text:p>1726</text:p>
          </table:table-cell>
          <table:table-cell office:value-type="float" office:value="2960">
            <text:p>2960</text:p>
          </table:table-cell>
          <table:table-cell office:value-type="float" office:value="5499">
            <text:p>5499</text:p>
          </table:table-cell>
          <table:table-cell office:value-type="float" office:value="84.25">
            <text:p>84.25</text:p>
          </table:table-cell>
          <table:table-cell office:value-type="float" office:value="127.625">
            <text:p>127.625</text:p>
          </table:table-cell>
          <table:table-cell office:value-type="float" office:value="324.125">
            <text:p>324.125</text:p>
          </table:table-cell>
          <table:table-cell office:value-type="float" office:value="0.0488122827346466">
            <text:p>0.0488122827</text:p>
          </table:table-cell>
          <table:table-cell office:value-type="float" office:value="0.0431165540540541">
            <text:p>0.0431165541</text:p>
          </table:table-cell>
          <table:table-cell office:value-type="float" office:value="0.0589425350063648">
            <text:p>0.058942535</text:p>
          </table:table-cell>
          <table:table-cell office:value-type="float" office:value="1.17551296190497">
            <text:p>1.1755129619</text:p>
          </table:table-cell>
          <table:table-cell office:value-type="float" office:value="1.15455165216684">
            <text:p>1.1545516522</text:p>
          </table:table-cell>
          <table:table-cell office:value-type="float" office:value="1.21310834849091">
            <text:p>1.2131083485</text:p>
          </table:table-cell>
          <table:table-cell office:value-type="float" office:value="14.5440823663564">
            <text:p>14.5440823664</text:p>
          </table:table-cell>
          <table:table-cell office:value-type="float" office:value="16.4202619264291">
            <text:p>16.4202619264</text:p>
          </table:table-cell>
          <table:table-cell office:value-type="float" office:value="12.1029767354867">
            <text:p>12.10297673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49">
            <text:p>1949</text:p>
          </table:table-cell>
          <table:table-cell office:value-type="float" office:value="3112">
            <text:p>3112</text:p>
          </table:table-cell>
          <table:table-cell office:value-type="float" office:value="5793">
            <text:p>5793</text:p>
          </table:table-cell>
          <table:table-cell office:value-type="float" office:value="117.25">
            <text:p>117.25</text:p>
          </table:table-cell>
          <table:table-cell office:value-type="float" office:value="278.5">
            <text:p>278.5</text:p>
          </table:table-cell>
          <table:table-cell office:value-type="float" office:value="385.375">
            <text:p>385.375</text:p>
          </table:table-cell>
          <table:table-cell office:value-type="float" office:value="0.060159055926116">
            <text:p>0.0601590559</text:p>
          </table:table-cell>
          <table:table-cell office:value-type="float" office:value="0.0894922879177378">
            <text:p>0.0894922879</text:p>
          </table:table-cell>
          <table:table-cell office:value-type="float" office:value="0.0665242534092871">
            <text:p>0.0665242534</text:p>
          </table:table-cell>
          <table:table-cell office:value-type="float" office:value="1.21765015528085">
            <text:p>1.2176501553</text:p>
          </table:table-cell>
          <table:table-cell office:value-type="float" office:value="1.32892039212171">
            <text:p>1.3289203921</text:p>
          </table:table-cell>
          <table:table-cell office:value-type="float" office:value="1.24150882046416">
            <text:p>1.2415088205</text:p>
          </table:table-cell>
          <table:table-cell office:value-type="float" office:value="11.8651085816784">
            <text:p>11.8651085817</text:p>
          </table:table-cell>
          <table:table-cell office:value-type="float" office:value="8.08695192763479">
            <text:p>8.0869519276</text:p>
          </table:table-cell>
          <table:table-cell office:value-type="float" office:value="10.7623194280579">
            <text:p>10.762319428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50">
            <text:p>50</text:p>
          </table:table-cell>
          <table:table-cell office:value-type="float" office:value="2008">
            <text:p>2008</text:p>
          </table:table-cell>
          <table:table-cell office:value-type="float" office:value="3294">
            <text:p>3294</text:p>
          </table:table-cell>
          <table:table-cell office:value-type="float" office:value="5596">
            <text:p>5596</text:p>
          </table:table-cell>
          <table:table-cell office:value-type="float" office:value="146.25">
            <text:p>146.25</text:p>
          </table:table-cell>
          <table:table-cell office:value-type="float" office:value="203.625">
            <text:p>203.625</text:p>
          </table:table-cell>
          <table:table-cell office:value-type="float" office:value="488">
            <text:p>488</text:p>
          </table:table-cell>
          <table:table-cell office:value-type="float" office:value="0.0728336653386454">
            <text:p>0.0728336653</text:p>
          </table:table-cell>
          <table:table-cell office:value-type="float" office:value="0.0618169398907104">
            <text:p>0.0618169399</text:p>
          </table:table-cell>
          <table:table-cell office:value-type="float" office:value="0.087205146533238">
            <text:p>0.0872051465</text:p>
          </table:table-cell>
          <table:table-cell office:value-type="float" office:value="1.26531512458632">
            <text:p>1.2653151246</text:p>
          </table:table-cell>
          <table:table-cell office:value-type="float" office:value="1.22384910437009">
            <text:p>1.2238491044</text:p>
          </table:table-cell>
          <table:table-cell office:value-type="float" office:value="1.32012329852682">
            <text:p>1.3201232985</text:p>
          </table:table-cell>
          <table:table-cell office:value-type="float" office:value="9.85936458495182">
            <text:p>9.859364585</text:p>
          </table:table-cell>
          <table:table-cell office:value-type="float" office:value="11.5560093755413">
            <text:p>11.5560093755</text:p>
          </table:table-cell>
          <table:table-cell office:value-type="float" office:value="8.29021107092707">
            <text:p>8.290211070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798">
            <text:p>1798</text:p>
          </table:table-cell>
          <table:table-cell office:value-type="float" office:value="3386">
            <text:p>3386</text:p>
          </table:table-cell>
          <table:table-cell office:value-type="float" office:value="6784">
            <text:p>6784</text:p>
          </table:table-cell>
          <table:table-cell office:value-type="float" office:value="120.5">
            <text:p>120.5</text:p>
          </table:table-cell>
          <table:table-cell office:value-type="float" office:value="257.25">
            <text:p>257.25</text:p>
          </table:table-cell>
          <table:table-cell office:value-type="float" office:value="381.375">
            <text:p>381.375</text:p>
          </table:table-cell>
          <table:table-cell office:value-type="float" office:value="0.0670189098998888">
            <text:p>0.0670189099</text:p>
          </table:table-cell>
          <table:table-cell office:value-type="float" office:value="0.0759746012994684">
            <text:p>0.0759746013</text:p>
          </table:table-cell>
          <table:table-cell office:value-type="float" office:value="0.0562168337264151">
            <text:p>0.0562168337</text:p>
          </table:table-cell>
          <table:table-cell office:value-type="float" office:value="1.24336959184658">
            <text:p>1.2433695918</text:p>
          </table:table-cell>
          <table:table-cell office:value-type="float" office:value="1.27722449903166">
            <text:p>1.277224499</text:p>
          </table:table-cell>
          <table:table-cell office:value-type="float" office:value="1.20295316953513">
            <text:p>1.2029531695</text:p>
          </table:table-cell>
          <table:table-cell office:value-type="float" office:value="10.6853881404842">
            <text:p>10.6853881405</text:p>
          </table:table-cell>
          <table:table-cell office:value-type="float" office:value="9.46575084061697">
            <text:p>9.4657508406</text:p>
          </table:table-cell>
          <table:table-cell office:value-type="float" office:value="12.6733010509297">
            <text:p>12.673301050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952">
            <text:p>1952</text:p>
          </table:table-cell>
          <table:table-cell office:value-type="float" office:value="3662">
            <text:p>3662</text:p>
          </table:table-cell>
          <table:table-cell office:value-type="float" office:value="6966">
            <text:p>6966</text:p>
          </table:table-cell>
          <table:table-cell office:value-type="float" office:value="134.5">
            <text:p>134.5</text:p>
          </table:table-cell>
          <table:table-cell office:value-type="float" office:value="198">
            <text:p>198</text:p>
          </table:table-cell>
          <table:table-cell office:value-type="float" office:value="317.875">
            <text:p>317.875</text:p>
          </table:table-cell>
          <table:table-cell office:value-type="float" office:value="0.0689036885245902">
            <text:p>0.0689036885</text:p>
          </table:table-cell>
          <table:table-cell office:value-type="float" office:value="0.0540688148552703">
            <text:p>0.0540688149</text:p>
          </table:table-cell>
          <table:table-cell office:value-type="float" office:value="0.0456323571633649">
            <text:p>0.0456323572</text:p>
          </table:table-cell>
          <table:table-cell office:value-type="float" office:value="1.25046843768896">
            <text:p>1.2504684377</text:p>
          </table:table-cell>
          <table:table-cell office:value-type="float" office:value="1.19497078800356">
            <text:p>1.194970788</text:p>
          </table:table-cell>
          <table:table-cell office:value-type="float" office:value="1.16379458163154">
            <text:p>1.1637945816</text:p>
          </table:table-cell>
          <table:table-cell office:value-type="float" office:value="10.4023777330054">
            <text:p>10.402377733</text:p>
          </table:table-cell>
          <table:table-cell office:value-type="float" office:value="13.163254197685">
            <text:p>13.1632541977</text:p>
          </table:table-cell>
          <table:table-cell office:value-type="float" office:value="15.5338137870121">
            <text:p>15.53381378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255">
            <text:p>2255</text:p>
          </table:table-cell>
          <table:table-cell office:value-type="float" office:value="4065">
            <text:p>4065</text:p>
          </table:table-cell>
          <table:table-cell office:value-type="float" office:value="7628">
            <text:p>7628</text:p>
          </table:table-cell>
          <table:table-cell office:value-type="float" office:value="125.875">
            <text:p>125.875</text:p>
          </table:table-cell>
          <table:table-cell office:value-type="float" office:value="260">
            <text:p>260</text:p>
          </table:table-cell>
          <table:table-cell office:value-type="float" office:value="248.375">
            <text:p>248.375</text:p>
          </table:table-cell>
          <table:table-cell office:value-type="float" office:value="0.055820399113082">
            <text:p>0.0558203991</text:p>
          </table:table-cell>
          <table:table-cell office:value-type="float" office:value="0.0639606396063961">
            <text:p>0.0639606396</text:p>
          </table:table-cell>
          <table:table-cell office:value-type="float" office:value="0.0325609596224436">
            <text:p>0.0325609596</text:p>
          </table:table-cell>
          <table:table-cell office:value-type="float" office:value="1.20147859413179">
            <text:p>1.2014785941</text:p>
          </table:table-cell>
          <table:table-cell office:value-type="float" office:value="1.23188052692335">
            <text:p>1.2318805269</text:p>
          </table:table-cell>
          <table:table-cell office:value-type="float" office:value="1.11604138221796">
            <text:p>1.1160413822</text:p>
          </table:table-cell>
          <table:table-cell office:value-type="float" office:value="12.7608891749355">
            <text:p>12.7608891749</text:p>
          </table:table-cell>
          <table:table-cell office:value-type="float" office:value="11.1800822248037">
            <text:p>11.1800822248</text:p>
          </table:table-cell>
          <table:table-cell office:value-type="float" office:value="21.6323994701592">
            <text:p>21.632399470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2425">
            <text:p>2425</text:p>
          </table:table-cell>
          <table:table-cell office:value-type="float" office:value="4430">
            <text:p>4430</text:p>
          </table:table-cell>
          <table:table-cell office:value-type="float" office:value="9144">
            <text:p>9144</text:p>
          </table:table-cell>
          <table:table-cell office:value-type="float" office:value="185">
            <text:p>185</text:p>
          </table:table-cell>
          <table:table-cell office:value-type="float" office:value="334.125">
            <text:p>334.125</text:p>
          </table:table-cell>
          <table:table-cell office:value-type="float" office:value="361.25">
            <text:p>361.25</text:p>
          </table:table-cell>
          <table:table-cell office:value-type="float" office:value="0.0762886597938144">
            <text:p>0.0762886598</text:p>
          </table:table-cell>
          <table:table-cell office:value-type="float" office:value="0.0754232505643341">
            <text:p>0.0754232506</text:p>
          </table:table-cell>
          <table:table-cell office:value-type="float" office:value="0.0395067804024497">
            <text:p>0.0395067804</text:p>
          </table:table-cell>
          <table:table-cell office:value-type="float" office:value="1.2784174301201">
            <text:p>1.2784174301</text:p>
          </table:table-cell>
          <table:table-cell office:value-type="float" office:value="1.27513116375752">
            <text:p>1.2751311638</text:p>
          </table:table-cell>
          <table:table-cell office:value-type="float" office:value="1.1413328713762">
            <text:p>1.1413328714</text:p>
          </table:table-cell>
          <table:table-cell office:value-type="float" office:value="9.4281755439304">
            <text:p>9.4281755439</text:p>
          </table:table-cell>
          <table:table-cell office:value-type="float" office:value="9.53247336059872">
            <text:p>9.5324733606</text:p>
          </table:table-cell>
          <table:table-cell office:value-type="float" office:value="17.889353753473">
            <text:p>17.889353753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688">
            <text:p>2688</text:p>
          </table:table-cell>
          <table:table-cell office:value-type="float" office:value="4735">
            <text:p>4735</text:p>
          </table:table-cell>
          <table:table-cell office:value-type="float" office:value="10322">
            <text:p>10322</text:p>
          </table:table-cell>
          <table:table-cell office:value-type="float" office:value="188.25">
            <text:p>188.25</text:p>
          </table:table-cell>
          <table:table-cell office:value-type="float" office:value="208.625">
            <text:p>208.625</text:p>
          </table:table-cell>
          <table:table-cell office:value-type="float" office:value="487.125">
            <text:p>487.125</text:p>
          </table:table-cell>
          <table:table-cell office:value-type="float" office:value="0.0700334821428571">
            <text:p>0.0700334821</text:p>
          </table:table-cell>
          <table:table-cell office:value-type="float" office:value="0.0440601900739176">
            <text:p>0.0440601901</text:p>
          </table:table-cell>
          <table:table-cell office:value-type="float" office:value="0.0471928889750048">
            <text:p>0.047192889</text:p>
          </table:table-cell>
          <table:table-cell office:value-type="float" office:value="1.25473037719727">
            <text:p>1.2547303772</text:p>
          </table:table-cell>
          <table:table-cell office:value-type="float" office:value="1.15801561394344">
            <text:p>1.1580156139</text:p>
          </table:table-cell>
          <table:table-cell office:value-type="float" office:value="1.16954036220134">
            <text:p>1.1695403622</text:p>
          </table:table-cell>
          <table:table-cell office:value-type="float" office:value="10.2400324710737">
            <text:p>10.2400324711</text:p>
          </table:table-cell>
          <table:table-cell office:value-type="float" office:value="16.0759076890867">
            <text:p>16.0759076891</text:p>
          </table:table-cell>
          <table:table-cell office:value-type="float" office:value="15.0314444914115">
            <text:p>15.031444491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682">
            <text:p>2682</text:p>
          </table:table-cell>
          <table:table-cell office:value-type="float" office:value="4710">
            <text:p>4710</text:p>
          </table:table-cell>
          <table:table-cell office:value-type="float" office:value="8462">
            <text:p>8462</text:p>
          </table:table-cell>
          <table:table-cell office:value-type="float" office:value="197.75">
            <text:p>197.75</text:p>
          </table:table-cell>
          <table:table-cell office:value-type="float" office:value="353.125">
            <text:p>353.125</text:p>
          </table:table-cell>
          <table:table-cell office:value-type="float" office:value="439.625">
            <text:p>439.625</text:p>
          </table:table-cell>
          <table:table-cell office:value-type="float" office:value="0.0737322893363162">
            <text:p>0.0737322893</text:p>
          </table:table-cell>
          <table:table-cell office:value-type="float" office:value="0.0749734607218684">
            <text:p>0.0749734607</text:p>
          </table:table-cell>
          <table:table-cell office:value-type="float" office:value="0.0519528480264713">
            <text:p>0.051952848</text:p>
          </table:table-cell>
          <table:table-cell office:value-type="float" office:value="1.26871845563902">
            <text:p>1.2687184556</text:p>
          </table:table-cell>
          <table:table-cell office:value-type="float" office:value="1.27342431135926">
            <text:p>1.2734243114</text:p>
          </table:table-cell>
          <table:table-cell office:value-type="float" office:value="1.18712520099205">
            <text:p>1.187125201</text:p>
          </table:table-cell>
          <table:table-cell office:value-type="float" office:value="9.74332809349698">
            <text:p>9.7433280935</text:p>
          </table:table-cell>
          <table:table-cell office:value-type="float" office:value="9.58763187340797">
            <text:p>9.5876318734</text:p>
          </table:table-cell>
          <table:table-cell office:value-type="float" office:value="13.6854996011704">
            <text:p>13.685499601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2804">
            <text:p>2804</text:p>
          </table:table-cell>
          <table:table-cell office:value-type="float" office:value="5105">
            <text:p>5105</text:p>
          </table:table-cell>
          <table:table-cell office:value-type="float" office:value="8534">
            <text:p>8534</text:p>
          </table:table-cell>
          <table:table-cell office:value-type="float" office:value="218.125">
            <text:p>218.125</text:p>
          </table:table-cell>
          <table:table-cell office:value-type="float" office:value="216.625">
            <text:p>216.625</text:p>
          </table:table-cell>
          <table:table-cell office:value-type="float" office:value="293.75">
            <text:p>293.75</text:p>
          </table:table-cell>
          <table:table-cell office:value-type="float" office:value="0.0777906562054208">
            <text:p>0.0777906562</text:p>
          </table:table-cell>
          <table:table-cell office:value-type="float" office:value="0.04243388834476">
            <text:p>0.0424338883</text:p>
          </table:table-cell>
          <table:table-cell office:value-type="float" office:value="0.0344211389735177">
            <text:p>0.034421139</text:p>
          </table:table-cell>
          <table:table-cell office:value-type="float" office:value="1.284128013657">
            <text:p>1.2841280137</text:p>
          </table:table-cell>
          <table:table-cell office:value-type="float" office:value="1.15204785357157">
            <text:p>1.1520478536</text:p>
          </table:table-cell>
          <table:table-cell office:value-type="float" office:value="1.12279622343145">
            <text:p>1.1227962234</text:p>
          </table:table-cell>
          <table:table-cell office:value-type="float" office:value="9.25266377211723">
            <text:p>9.2526637721</text:p>
          </table:table-cell>
          <table:table-cell office:value-type="float" office:value="16.6789284137214">
            <text:p>16.6789284137</text:p>
          </table:table-cell>
          <table:table-cell office:value-type="float" office:value="20.4818717363066">
            <text:p>20.481871736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0">
            <text:p>60</text:p>
          </table:table-cell>
          <table:table-cell office:value-type="float" office:value="3150">
            <text:p>3150</text:p>
          </table:table-cell>
          <table:table-cell office:value-type="float" office:value="5690">
            <text:p>5690</text:p>
          </table:table-cell>
          <table:table-cell office:value-type="float" office:value="11689">
            <text:p>11689</text:p>
          </table:table-cell>
          <table:table-cell office:value-type="float" office:value="375.125">
            <text:p>375.125</text:p>
          </table:table-cell>
          <table:table-cell office:value-type="float" office:value="785.75">
            <text:p>785.75</text:p>
          </table:table-cell>
          <table:table-cell office:value-type="float" office:value="264.625">
            <text:p>264.625</text:p>
          </table:table-cell>
          <table:table-cell office:value-type="float" office:value="0.119087301587302">
            <text:p>0.1190873016</text:p>
          </table:table-cell>
          <table:table-cell office:value-type="float" office:value="0.138093145869947">
            <text:p>0.1380931459</text:p>
          </table:table-cell>
          <table:table-cell office:value-type="float" office:value="0.0226388057147746">
            <text:p>0.0226388057</text:p>
          </table:table-cell>
          <table:table-cell office:value-type="float" office:value="1.44460185493827">
            <text:p>1.4446018549</text:p>
          </table:table-cell>
          <table:table-cell office:value-type="float" office:value="1.52070265573988">
            <text:p>1.5207026557</text:p>
          </table:table-cell>
          <table:table-cell office:value-type="float" office:value="1.08024035042913">
            <text:p>1.0802403504</text:p>
          </table:table-cell>
          <table:table-cell office:value-type="float" office:value="6.1605720810421">
            <text:p>6.160572081</text:p>
          </table:table-cell>
          <table:table-cell office:value-type="float" office:value="5.35852158205642">
            <text:p>5.3585215821</text:p>
          </table:table-cell>
          <table:table-cell office:value-type="float" office:value="30.9629371744086">
            <text:p>30.962937174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3282">
            <text:p>3282</text:p>
          </table:table-cell>
          <table:table-cell office:value-type="float" office:value="5962">
            <text:p>5962</text:p>
          </table:table-cell>
          <table:table-cell office:value-type="float" office:value="11102">
            <text:p>11102</text:p>
          </table:table-cell>
          <table:table-cell office:value-type="float" office:value="241.875">
            <text:p>241.875</text:p>
          </table:table-cell>
          <table:table-cell office:value-type="float" office:value="272.375">
            <text:p>272.375</text:p>
          </table:table-cell>
          <table:table-cell office:value-type="float" office:value="559.5">
            <text:p>559.5</text:p>
          </table:table-cell>
          <table:table-cell office:value-type="float" office:value="0.0736974405850091">
            <text:p>0.0736974406</text:p>
          </table:table-cell>
          <table:table-cell office:value-type="float" office:value="0.0456851727608185">
            <text:p>0.0456851728</text:p>
          </table:table-cell>
          <table:table-cell office:value-type="float" office:value="0.0503963249864889">
            <text:p>0.050396325</text:p>
          </table:table-cell>
          <table:table-cell office:value-type="float" office:value="1.26858641503514">
            <text:p>1.268586415</text:p>
          </table:table-cell>
          <table:table-cell office:value-type="float" office:value="1.16398888928283">
            <text:p>1.1639888893</text:p>
          </table:table-cell>
          <table:table-cell office:value-type="float" office:value="1.18136512501411">
            <text:p>1.181365125</text:p>
          </table:table-cell>
          <table:table-cell office:value-type="float" office:value="9.74777528294225">
            <text:p>9.7477752829</text:p>
          </table:table-cell>
          <table:table-cell office:value-type="float" office:value="15.5162502643952">
            <text:p>15.5162502644</text:p>
          </table:table-cell>
          <table:table-cell office:value-type="float" office:value="14.0976568190375">
            <text:p>14.09765681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3396">
            <text:p>3396</text:p>
          </table:table-cell>
          <table:table-cell office:value-type="float" office:value="5810">
            <text:p>5810</text:p>
          </table:table-cell>
          <table:table-cell office:value-type="float" office:value="10030">
            <text:p>10030</text:p>
          </table:table-cell>
          <table:table-cell office:value-type="float" office:value="190">
            <text:p>190</text:p>
          </table:table-cell>
          <table:table-cell office:value-type="float" office:value="257.625">
            <text:p>257.625</text:p>
          </table:table-cell>
          <table:table-cell office:value-type="float" office:value="380.875">
            <text:p>380.875</text:p>
          </table:table-cell>
          <table:table-cell office:value-type="float" office:value="0.0559481743227326">
            <text:p>0.0559481743</text:p>
          </table:table-cell>
          <table:table-cell office:value-type="float" office:value="0.04434165232358">
            <text:p>0.0443416523</text:p>
          </table:table-cell>
          <table:table-cell office:value-type="float" office:value="0.0379735792622134">
            <text:p>0.0379735793</text:p>
          </table:table-cell>
          <table:table-cell office:value-type="float" office:value="1.20195379862126">
            <text:p>1.2019537986</text:p>
          </table:table-cell>
          <table:table-cell office:value-type="float" office:value="1.15904950010887">
            <text:p>1.1590495001</text:p>
          </table:table-cell>
          <table:table-cell office:value-type="float" office:value="1.13573383315283">
            <text:p>1.1357338332</text:p>
          </table:table-cell>
          <table:table-cell office:value-type="float" office:value="12.7325230362216">
            <text:p>12.7325230362</text:p>
          </table:table-cell>
          <table:table-cell office:value-type="float" office:value="15.9760330830867">
            <text:p>15.9760330831</text:p>
          </table:table-cell>
          <table:table-cell office:value-type="float" office:value="18.59782737476">
            <text:p>18.597827374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3856">
            <text:p>3856</text:p>
          </table:table-cell>
          <table:table-cell office:value-type="float" office:value="6380">
            <text:p>6380</text:p>
          </table:table-cell>
          <table:table-cell office:value-type="float" office:value="11672">
            <text:p>11672</text:p>
          </table:table-cell>
          <table:table-cell office:value-type="float" office:value="162.375">
            <text:p>162.375</text:p>
          </table:table-cell>
          <table:table-cell office:value-type="float" office:value="689">
            <text:p>689</text:p>
          </table:table-cell>
          <table:table-cell office:value-type="float" office:value="688.75">
            <text:p>688.75</text:p>
          </table:table-cell>
          <table:table-cell office:value-type="float" office:value="0.0421096991701245">
            <text:p>0.0421096992</text:p>
          </table:table-cell>
          <table:table-cell office:value-type="float" office:value="0.107993730407524">
            <text:p>0.1079937304</text:p>
          </table:table-cell>
          <table:table-cell office:value-type="float" office:value="0.0590087388622344">
            <text:p>0.0590087389</text:p>
          </table:table-cell>
          <table:table-cell office:value-type="float" office:value="1.15085947155326">
            <text:p>1.1508594716</text:p>
          </table:table-cell>
          <table:table-cell office:value-type="float" office:value="1.4008368422087">
            <text:p>1.4008368422</text:p>
          </table:table-cell>
          <table:table-cell office:value-type="float" office:value="1.21335536729156">
            <text:p>1.2133553673</text:p>
          </table:table-cell>
          <table:table-cell office:value-type="float" office:value="16.8047024615982">
            <text:p>16.8047024616</text:p>
          </table:table-cell>
          <table:table-cell office:value-type="float" office:value="6.75905310361071">
            <text:p>6.7590531036</text:p>
          </table:table-cell>
          <table:table-cell office:value-type="float" office:value="12.0897795161718">
            <text:p>12.089779516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440">
            <text:p>4440</text:p>
          </table:table-cell>
          <table:table-cell office:value-type="float" office:value="7536">
            <text:p>7536</text:p>
          </table:table-cell>
          <table:table-cell office:value-type="float" office:value="14649">
            <text:p>14649</text:p>
          </table:table-cell>
          <table:table-cell office:value-type="float" office:value="51">
            <text:p>51</text:p>
          </table:table-cell>
          <table:table-cell office:value-type="float" office:value="324.125">
            <text:p>324.125</text:p>
          </table:table-cell>
          <table:table-cell office:value-type="float" office:value="581.5">
            <text:p>581.5</text:p>
          </table:table-cell>
          <table:table-cell office:value-type="float" office:value="0.0114864864864865">
            <text:p>0.0114864865</text:p>
          </table:table-cell>
          <table:table-cell office:value-type="float" office:value="0.0430102176220807">
            <text:p>0.0430102176</text:p>
          </table:table-cell>
          <table:table-cell office:value-type="float" office:value="0.0396955423578401">
            <text:p>0.0396955424</text:p>
          </table:table-cell>
          <table:table-cell office:value-type="float" office:value="1.04046130387144">
            <text:p>1.0404613039</text:p>
          </table:table-cell>
          <table:table-cell office:value-type="float" office:value="1.15416152416428">
            <text:p>1.1541615242</text:p>
          </table:table-cell>
          <table:table-cell office:value-type="float" office:value="1.14202284097528">
            <text:p>1.142022841</text:p>
          </table:table-cell>
          <table:table-cell office:value-type="float" office:value="0">
            <text:p>0</text:p>
          </table:table-cell>
          <table:table-cell office:value-type="float" office:value="16.4600136711135">
            <text:p>16.4600136711</text:p>
          </table:table-cell>
          <table:table-cell office:value-type="float" office:value="17.8059124389625">
            <text:p>17.80591243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306">
            <text:p>4306</text:p>
          </table:table-cell>
          <table:table-cell office:value-type="float" office:value="6648">
            <text:p>6648</text:p>
          </table:table-cell>
          <table:table-cell office:value-type="float" office:value="12293">
            <text:p>12293</text:p>
          </table:table-cell>
          <table:table-cell office:value-type="float" office:value="187.75">
            <text:p>187.75</text:p>
          </table:table-cell>
          <table:table-cell office:value-type="float" office:value="492.75">
            <text:p>492.75</text:p>
          </table:table-cell>
          <table:table-cell office:value-type="float" office:value="489.375">
            <text:p>489.375</text:p>
          </table:table-cell>
          <table:table-cell office:value-type="float" office:value="0.0436019507663725">
            <text:p>0.0436019508</text:p>
          </table:table-cell>
          <table:table-cell office:value-type="float" office:value="0.074120036101083">
            <text:p>0.0741200361</text:p>
          </table:table-cell>
          <table:table-cell office:value-type="float" office:value="0.0398092410314813">
            <text:p>0.039809241</text:p>
          </table:table-cell>
          <table:table-cell office:value-type="float" office:value="1.15633304269914">
            <text:p>1.1563330427</text:p>
          </table:table-cell>
          <table:table-cell office:value-type="float" office:value="1.27018793466698">
            <text:p>1.2701879347</text:p>
          </table:table-cell>
          <table:table-cell office:value-type="float" office:value="1.14243850392633">
            <text:p>1.1424385039</text:p>
          </table:table-cell>
          <table:table-cell office:value-type="float" office:value="16.2412683163761">
            <text:p>16.2412683164</text:p>
          </table:table-cell>
          <table:table-cell office:value-type="float" office:value="9.69412817440668">
            <text:p>9.6941281744</text:p>
          </table:table-cell>
          <table:table-cell office:value-type="float" office:value="17.756034302562">
            <text:p>17.756034302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4276">
            <text:p>4276</text:p>
          </table:table-cell>
          <table:table-cell office:value-type="float" office:value="6980">
            <text:p>6980</text:p>
          </table:table-cell>
          <table:table-cell office:value-type="float" office:value="13103">
            <text:p>13103</text:p>
          </table:table-cell>
          <table:table-cell office:value-type="float" office:value="168.25">
            <text:p>168.25</text:p>
          </table:table-cell>
          <table:table-cell office:value-type="float" office:value="543.75">
            <text:p>543.75</text:p>
          </table:table-cell>
          <table:table-cell office:value-type="float" office:value="832.875">
            <text:p>832.875</text:p>
          </table:table-cell>
          <table:table-cell office:value-type="float" office:value="0.0393475210477081">
            <text:p>0.039347521</text:p>
          </table:table-cell>
          <table:table-cell office:value-type="float" office:value="0.0779011461318052">
            <text:p>0.0779011461</text:p>
          </table:table-cell>
          <table:table-cell office:value-type="float" office:value="0.0635636877051057">
            <text:p>0.0635636877</text:p>
          </table:table-cell>
          <table:table-cell office:value-type="float" office:value="1.14075084939567">
            <text:p>1.1407508494</text:p>
          </table:table-cell>
          <table:table-cell office:value-type="float" office:value="1.28454844505587">
            <text:p>1.2845484451</text:p>
          </table:table-cell>
          <table:table-cell office:value-type="float" office:value="1.23039197806143">
            <text:p>1.2303919781</text:p>
          </table:table-cell>
          <table:table-cell office:value-type="float" office:value="17.9603761815587">
            <text:p>17.9603761816</text:p>
          </table:table-cell>
          <table:table-cell office:value-type="float" office:value="9.24001989587798">
            <text:p>9.2400198959</text:p>
          </table:table-cell>
          <table:table-cell office:value-type="float" office:value="11.247780832081">
            <text:p>11.247780832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407">
            <text:p>4407</text:p>
          </table:table-cell>
          <table:table-cell office:value-type="float" office:value="7681">
            <text:p>7681</text:p>
          </table:table-cell>
          <table:table-cell office:value-type="float" office:value="18386">
            <text:p>18386</text:p>
          </table:table-cell>
          <table:table-cell office:value-type="float" office:value="215.5">
            <text:p>215.5</text:p>
          </table:table-cell>
          <table:table-cell office:value-type="float" office:value="485">
            <text:p>485</text:p>
          </table:table-cell>
          <table:table-cell office:value-type="float" office:value="873.125">
            <text:p>873.125</text:p>
          </table:table-cell>
          <table:table-cell office:value-type="float" office:value="0.0488994781030179">
            <text:p>0.0488994781</text:p>
          </table:table-cell>
          <table:table-cell office:value-type="float" office:value="0.0631428199453196">
            <text:p>0.0631428199</text:p>
          </table:table-cell>
          <table:table-cell office:value-type="float" office:value="0.047488578266072">
            <text:p>0.0474885783</text:p>
          </table:table-cell>
          <table:table-cell office:value-type="float" office:value="1.17583484491971">
            <text:p>1.1758348449</text:p>
          </table:table-cell>
          <table:table-cell office:value-type="float" office:value="1.22881442060149">
            <text:p>1.2288144206</text:p>
          </table:table-cell>
          <table:table-cell office:value-type="float" office:value="1.17063014746009">
            <text:p>1.1706301475</text:p>
          </table:table-cell>
          <table:table-cell office:value-type="float" office:value="14.5187562919022">
            <text:p>14.5187562919</text:p>
          </table:table-cell>
          <table:table-cell office:value-type="float" office:value="11.3204875626166">
            <text:p>11.3204875626</text:p>
          </table:table-cell>
          <table:table-cell office:value-type="float" office:value="14.9399757395595">
            <text:p>14.93997573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4692">
            <text:p>4692</text:p>
          </table:table-cell>
          <table:table-cell office:value-type="float" office:value="8191">
            <text:p>8191</text:p>
          </table:table-cell>
          <table:table-cell office:value-type="float" office:value="16182">
            <text:p>16182</text:p>
          </table:table-cell>
          <table:table-cell office:value-type="float" office:value="170.125">
            <text:p>170.125</text:p>
          </table:table-cell>
          <table:table-cell office:value-type="float" office:value="310.5">
            <text:p>310.5</text:p>
          </table:table-cell>
          <table:table-cell office:value-type="float" office:value="502.125">
            <text:p>502.125</text:p>
          </table:table-cell>
          <table:table-cell office:value-type="float" office:value="0.0362585251491901">
            <text:p>0.0362585251</text:p>
          </table:table-cell>
          <table:table-cell office:value-type="float" office:value="0.0379074594066659">
            <text:p>0.0379074594</text:p>
          </table:table-cell>
          <table:table-cell office:value-type="float" office:value="0.0310298479792362">
            <text:p>0.031029848</text:p>
          </table:table-cell>
          <table:table-cell office:value-type="float" office:value="1.12948161208831">
            <text:p>1.1294816121</text:p>
          </table:table-cell>
          <table:table-cell office:value-type="float" office:value="1.13549257986152">
            <text:p>1.1354925799</text:p>
          </table:table-cell>
          <table:table-cell office:value-type="float" office:value="1.11049165679993">
            <text:p>1.1104916568</text:p>
          </table:table-cell>
          <table:table-cell office:value-type="float" office:value="19.4613220438147">
            <text:p>19.4613220438</text:p>
          </table:table-cell>
          <table:table-cell office:value-type="float" office:value="18.6296694475088">
            <text:p>18.6296694475</text:p>
          </table:table-cell>
          <table:table-cell office:value-type="float" office:value="22.6828870274353">
            <text:p>22.682887027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4633">
            <text:p>4633</text:p>
          </table:table-cell>
          <table:table-cell office:value-type="float" office:value="8072">
            <text:p>8072</text:p>
          </table:table-cell>
          <table:table-cell office:value-type="float" office:value="15460">
            <text:p>15460</text:p>
          </table:table-cell>
          <table:table-cell office:value-type="float" office:value="178.25">
            <text:p>178.25</text:p>
          </table:table-cell>
          <table:table-cell office:value-type="float" office:value="167.125">
            <text:p>167.125</text:p>
          </table:table-cell>
          <table:table-cell office:value-type="float" office:value="724.25">
            <text:p>724.25</text:p>
          </table:table-cell>
          <table:table-cell office:value-type="float" office:value="0.0384739909345996">
            <text:p>0.0384739909</text:p>
          </table:table-cell>
          <table:table-cell office:value-type="float" office:value="0.0207042864222002">
            <text:p>0.0207042864</text:p>
          </table:table-cell>
          <table:table-cell office:value-type="float" office:value="0.046846701164295">
            <text:p>0.0468467012</text:p>
          </table:table-cell>
          <table:table-cell office:value-type="float" office:value="1.13756025430883">
            <text:p>1.1375602543</text:p>
          </table:table-cell>
          <table:table-cell office:value-type="float" office:value="1.07330519073116">
            <text:p>1.0733051907</text:p>
          </table:table-cell>
          <table:table-cell office:value-type="float" office:value="1.16826489635859">
            <text:p>1.1682648964</text:p>
          </table:table-cell>
          <table:table-cell office:value-type="float" office:value="18.3603867415686">
            <text:p>18.3603867416</text:p>
          </table:table-cell>
          <table:table-cell office:value-type="float" office:value="33.823828427099">
            <text:p>33.8238284271</text:p>
          </table:table-cell>
          <table:table-cell office:value-type="float" office:value="15.1400015480574">
            <text:p>15.140001548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5021">
            <text:p>5021</text:p>
          </table:table-cell>
          <table:table-cell office:value-type="float" office:value="8886">
            <text:p>8886</text:p>
          </table:table-cell>
          <table:table-cell office:value-type="float" office:value="17039">
            <text:p>17039</text:p>
          </table:table-cell>
          <table:table-cell office:value-type="float" office:value="246">
            <text:p>246</text:p>
          </table:table-cell>
          <table:table-cell office:value-type="float" office:value="706.5">
            <text:p>706.5</text:p>
          </table:table-cell>
          <table:table-cell office:value-type="float" office:value="774.25">
            <text:p>774.25</text:p>
          </table:table-cell>
          <table:table-cell office:value-type="float" office:value="0.0489942242581159">
            <text:p>0.0489942243</text:p>
          </table:table-cell>
          <table:table-cell office:value-type="float" office:value="0.0795070898041864">
            <text:p>0.0795070898</text:p>
          </table:table-cell>
          <table:table-cell office:value-type="float" office:value="0.0454398732319972">
            <text:p>0.0454398732</text:p>
          </table:table-cell>
          <table:table-cell office:value-type="float" office:value="1.17618463556429">
            <text:p>1.1761846356</text:p>
          </table:table-cell>
          <table:table-cell office:value-type="float" office:value="1.29066471387975">
            <text:p>1.2906647139</text:p>
          </table:table-cell>
          <table:table-cell office:value-type="float" office:value="1.1630865291875">
            <text:p>1.1630865292</text:p>
          </table:table-cell>
          <table:table-cell office:value-type="float" office:value="14.4913392503965">
            <text:p>14.4913392504</text:p>
          </table:table-cell>
          <table:table-cell office:value-type="float" office:value="9.06020993022684">
            <text:p>9.0602099302</text:p>
          </table:table-cell>
          <table:table-cell office:value-type="float" office:value="15.5981686973037">
            <text:p>15.598168697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97">
            <text:p>97</text:p>
          </table:table-cell>
          <table:table-cell office:value-type="float" office:value="5845">
            <text:p>5845</text:p>
          </table:table-cell>
          <table:table-cell office:value-type="float" office:value="9958">
            <text:p>9958</text:p>
          </table:table-cell>
          <table:table-cell office:value-type="float" office:value="18960">
            <text:p>18960</text:p>
          </table:table-cell>
          <table:table-cell office:value-type="float" office:value="358.25">
            <text:p>358.25</text:p>
          </table:table-cell>
          <table:table-cell office:value-type="float" office:value="557.75">
            <text:p>557.75</text:p>
          </table:table-cell>
          <table:table-cell office:value-type="float" office:value="548.5">
            <text:p>548.5</text:p>
          </table:table-cell>
          <table:table-cell office:value-type="float" office:value="0.0612917023096664">
            <text:p>0.0612917023</text:p>
          </table:table-cell>
          <table:table-cell office:value-type="float" office:value="0.0560102430206869">
            <text:p>0.056010243</text:p>
          </table:table-cell>
          <table:table-cell office:value-type="float" office:value="0.0289293248945148">
            <text:p>0.0289293249</text:p>
          </table:table-cell>
          <table:table-cell office:value-type="float" office:value="1.22188403671699">
            <text:p>1.2218840367</text:p>
          </table:table-cell>
          <table:table-cell office:value-type="float" office:value="1.20218465932595">
            <text:p>1.2021846593</text:p>
          </table:table-cell>
          <table:table-cell office:value-type="float" office:value="1.10289297257495">
            <text:p>1.1028929726</text:p>
          </table:table-cell>
          <table:table-cell office:value-type="float" office:value="11.6521265947839">
            <text:p>11.6521265948</text:p>
          </table:table-cell>
          <table:table-cell office:value-type="float" office:value="12.718790457739">
            <text:p>12.7187904577</text:p>
          </table:table-cell>
          <table:table-cell office:value-type="float" office:value="24.304945526061">
            <text:p>24.304945526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5801">
            <text:p>5801</text:p>
          </table:table-cell>
          <table:table-cell office:value-type="float" office:value="10215">
            <text:p>10215</text:p>
          </table:table-cell>
          <table:table-cell office:value-type="float" office:value="18505">
            <text:p>18505</text:p>
          </table:table-cell>
          <table:table-cell office:value-type="float" office:value="396">
            <text:p>396</text:p>
          </table:table-cell>
          <table:table-cell office:value-type="float" office:value="252.125">
            <text:p>252.125</text:p>
          </table:table-cell>
          <table:table-cell office:value-type="float" office:value="341.25">
            <text:p>341.25</text:p>
          </table:table-cell>
          <table:table-cell office:value-type="float" office:value="0.0682640923978624">
            <text:p>0.0682640924</text:p>
          </table:table-cell>
          <table:table-cell office:value-type="float" office:value="0.0246818404307391">
            <text:p>0.0246818404</text:p>
          </table:table-cell>
          <table:table-cell office:value-type="float" office:value="0.0184409619021886">
            <text:p>0.0184409619</text:p>
          </table:table-cell>
          <table:table-cell office:value-type="float" office:value="1.24805789656189">
            <text:p>1.2480578966</text:p>
          </table:table-cell>
          <table:table-cell office:value-type="float" office:value="1.0875804602718">
            <text:p>1.0875804603</text:p>
          </table:table-cell>
          <table:table-cell office:value-type="float" office:value="1.06520990204638">
            <text:p>1.065209902</text:p>
          </table:table-cell>
          <table:table-cell office:value-type="float" office:value="10.4966655835511">
            <text:p>10.4966655836</text:p>
          </table:table-cell>
          <table:table-cell office:value-type="float" office:value="28.42845110297">
            <text:p>28.4284511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5868">
            <text:p>5868</text:p>
          </table:table-cell>
          <table:table-cell office:value-type="float" office:value="10397">
            <text:p>10397</text:p>
          </table:table-cell>
          <table:table-cell office:value-type="float" office:value="17367">
            <text:p>17367</text:p>
          </table:table-cell>
          <table:table-cell office:value-type="float" office:value="422">
            <text:p>422</text:p>
          </table:table-cell>
          <table:table-cell office:value-type="float" office:value="724.625">
            <text:p>724.625</text:p>
          </table:table-cell>
          <table:table-cell office:value-type="float" office:value="386.5">
            <text:p>386.5</text:p>
          </table:table-cell>
          <table:table-cell office:value-type="float" office:value="0.0719154737559645">
            <text:p>0.0719154738</text:p>
          </table:table-cell>
          <table:table-cell office:value-type="float" office:value="0.0696955852649803">
            <text:p>0.0696955853</text:p>
          </table:table-cell>
          <table:table-cell office:value-type="float" office:value="0.0222548511544884">
            <text:p>0.0222548512</text:p>
          </table:table-cell>
          <table:table-cell office:value-type="float" office:value="1.26184095546234">
            <text:p>1.2618409555</text:p>
          </table:table-cell>
          <table:table-cell office:value-type="float" office:value="1.25345519865407">
            <text:p>1.2534551987</text:p>
          </table:table-cell>
          <table:table-cell office:value-type="float" office:value="1.07886272470453">
            <text:p>1.0788627247</text:p>
          </table:table-cell>
          <table:table-cell office:value-type="float" office:value="9.98092185779731">
            <text:p>9.9809218578</text:p>
          </table:table-cell>
          <table:table-cell office:value-type="float" office:value="10.2880349533156">
            <text:p>10.2880349533</text:p>
          </table:table-cell>
          <table:table-cell office:value-type="float" office:value="31.491193757227">
            <text:p>31.491193757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6503">
            <text:p>6503</text:p>
          </table:table-cell>
          <table:table-cell office:value-type="float" office:value="11123">
            <text:p>11123</text:p>
          </table:table-cell>
          <table:table-cell office:value-type="float" office:value="17857">
            <text:p>17857</text:p>
          </table:table-cell>
          <table:table-cell office:value-type="float" office:value="491.75">
            <text:p>491.75</text:p>
          </table:table-cell>
          <table:table-cell office:value-type="float" office:value="808.75">
            <text:p>808.75</text:p>
          </table:table-cell>
          <table:table-cell office:value-type="float" office:value="417.75">
            <text:p>417.75</text:p>
          </table:table-cell>
          <table:table-cell office:value-type="float" office:value="0.0756189451022605">
            <text:p>0.0756189451</text:p>
          </table:table-cell>
          <table:table-cell office:value-type="float" office:value="0.0727097006203362">
            <text:p>0.0727097006</text:p>
          </table:table-cell>
          <table:table-cell office:value-type="float" office:value="0.0233941871534972">
            <text:p>0.0233941872</text:p>
          </table:table-cell>
          <table:table-cell office:value-type="float" office:value="1.27587402858033">
            <text:p>1.2758740286</text:p>
          </table:table-cell>
          <table:table-cell office:value-type="float" office:value="1.2648458852772">
            <text:p>1.2648458853</text:p>
          </table:table-cell>
          <table:table-cell office:value-type="float" office:value="1.08295233950268">
            <text:p>1.0829523395</text:p>
          </table:table-cell>
          <table:table-cell office:value-type="float" office:value="9.50867976194402">
            <text:p>9.5086797619</text:p>
          </table:table-cell>
          <table:table-cell office:value-type="float" office:value="9.87559679345158">
            <text:p>9.8755967935</text:p>
          </table:table-cell>
          <table:table-cell office:value-type="float" office:value="29.9742724628386">
            <text:p>29.974272462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6960">
            <text:p>6960</text:p>
          </table:table-cell>
          <table:table-cell office:value-type="float" office:value="12150">
            <text:p>12150</text:p>
          </table:table-cell>
          <table:table-cell office:value-type="float" office:value="18134">
            <text:p>18134</text:p>
          </table:table-cell>
          <table:table-cell office:value-type="float" office:value="484.75">
            <text:p>484.75</text:p>
          </table:table-cell>
          <table:table-cell office:value-type="float" office:value="67.25">
            <text:p>67.25</text:p>
          </table:table-cell>
          <table:table-cell office:value-type="float" office:value="562.375">
            <text:p>562.375</text:p>
          </table:table-cell>
          <table:table-cell office:value-type="float" office:value="0.0696479885057471">
            <text:p>0.0696479885</text:p>
          </table:table-cell>
          <table:table-cell office:value-type="float" office:value="0.00553497942386831">
            <text:p>0.0055349794</text:p>
          </table:table-cell>
          <table:table-cell office:value-type="float" office:value="0.0310121870519466">
            <text:p>0.0310121871</text:p>
          </table:table-cell>
          <table:table-cell office:value-type="float" office:value="1.25327561068379">
            <text:p>1.2532756107</text:p>
          </table:table-cell>
          <table:table-cell office:value-type="float" office:value="1.0194324745381">
            <text:p>1.0194324745</text:p>
          </table:table-cell>
          <table:table-cell office:value-type="float" office:value="1.11042769594347">
            <text:p>1.1104276959</text:p>
          </table:table-cell>
          <table:table-cell office:value-type="float" office:value="10.2948340804814">
            <text:p>10.2948340805</text:p>
          </table:table-cell>
          <table:table-cell office:value-type="float" office:value="0">
            <text:p>0</text:p>
          </table:table-cell>
          <table:table-cell office:value-type="float" office:value="22.6956091828625">
            <text:p>22.695609182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714">
            <text:p>7714</text:p>
          </table:table-cell>
          <table:table-cell office:value-type="float" office:value="12432">
            <text:p>12432</text:p>
          </table:table-cell>
          <table:table-cell office:value-type="float" office:value="18241">
            <text:p>18241</text:p>
          </table:table-cell>
          <table:table-cell office:value-type="float" office:value="489.75">
            <text:p>489.75</text:p>
          </table:table-cell>
          <table:table-cell office:value-type="float" office:value="175">
            <text:p>175</text:p>
          </table:table-cell>
          <table:table-cell office:value-type="float" office:value="362.375">
            <text:p>362.375</text:p>
          </table:table-cell>
          <table:table-cell office:value-type="float" office:value="0.0634884625356495">
            <text:p>0.0634884625</text:p>
          </table:table-cell>
          <table:table-cell office:value-type="float" office:value="0.0140765765765766">
            <text:p>0.0140765766</text:p>
          </table:table-cell>
          <table:table-cell office:value-type="float" office:value="0.0198659612959816">
            <text:p>0.0198659613</text:p>
          </table:table-cell>
          <table:table-cell office:value-type="float" office:value="1.23010995723005">
            <text:p>1.2301099572</text:p>
          </table:table-cell>
          <table:table-cell office:value-type="float" office:value="1.04965639203393">
            <text:p>1.049656392</text:p>
          </table:table-cell>
          <table:table-cell office:value-type="float" office:value="1.07030439111563">
            <text:p>1.0703043911</text:p>
          </table:table-cell>
          <table:table-cell office:value-type="float" office:value="11.2607055781868">
            <text:p>11.26070557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8128">
            <text:p>8128</text:p>
          </table:table-cell>
          <table:table-cell office:value-type="float" office:value="11862">
            <text:p>11862</text:p>
          </table:table-cell>
          <table:table-cell office:value-type="float" office:value="18068">
            <text:p>18068</text:p>
          </table:table-cell>
          <table:table-cell office:value-type="float" office:value="416.625">
            <text:p>416.625</text:p>
          </table:table-cell>
          <table:table-cell office:value-type="float" office:value="147">
            <text:p>147</text:p>
          </table:table-cell>
          <table:table-cell office:value-type="float" office:value="372.375">
            <text:p>372.375</text:p>
          </table:table-cell>
          <table:table-cell office:value-type="float" office:value="0.0512579970472441">
            <text:p>0.051257997</text:p>
          </table:table-cell>
          <table:table-cell office:value-type="float" office:value="0.0123925139099646">
            <text:p>0.0123925139</text:p>
          </table:table-cell>
          <table:table-cell office:value-type="float" office:value="0.0206096413548816">
            <text:p>0.0206096414</text:p>
          </table:table-cell>
          <table:table-cell office:value-type="float" office:value="1.18455265889749">
            <text:p>1.1845526589</text:p>
          </table:table-cell>
          <table:table-cell office:value-type="float" office:value="1.04367480451085">
            <text:p>1.0436748045</text:p>
          </table:table-cell>
          <table:table-cell office:value-type="float" office:value="1.07296626908297">
            <text:p>1.0729662691</text:p>
          </table:table-cell>
          <table:table-cell office:value-type="float" office:value="13.8663992689321">
            <text:p>13.8663992689</text:p>
          </table:table-cell>
          <table:table-cell office:value-type="float" office:value="0">
            <text:p>0</text:p>
          </table:table-cell>
          <table:table-cell office:value-type="float" office:value="33.9775758603286">
            <text:p>33.977575860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9014">
            <text:p>9014</text:p>
          </table:table-cell>
          <table:table-cell office:value-type="float" office:value="12572">
            <text:p>12572</text:p>
          </table:table-cell>
          <table:table-cell office:value-type="float" office:value="20381">
            <text:p>20381</text:p>
          </table:table-cell>
          <table:table-cell office:value-type="float" office:value="371.875">
            <text:p>371.875</text:p>
          </table:table-cell>
          <table:table-cell office:value-type="float" office:value="252.25">
            <text:p>252.25</text:p>
          </table:table-cell>
          <table:table-cell office:value-type="float" office:value="255.25">
            <text:p>255.25</text:p>
          </table:table-cell>
          <table:table-cell office:value-type="float" office:value="0.0412552695806523">
            <text:p>0.0412552696</text:p>
          </table:table-cell>
          <table:table-cell office:value-type="float" office:value="0.0200644288895959">
            <text:p>0.0200644289</text:p>
          </table:table-cell>
          <table:table-cell office:value-type="float" office:value="0.0125239193366371">
            <text:p>0.0125239193</text:p>
          </table:table-cell>
          <table:table-cell office:value-type="float" office:value="1.1477293581779">
            <text:p>1.1477293582</text:p>
          </table:table-cell>
          <table:table-cell office:value-type="float" office:value="1.07101456047465">
            <text:p>1.0710145605</text:p>
          </table:table-cell>
          <table:table-cell office:value-type="float" office:value="1.04414114084711">
            <text:p>1.0441411408</text:p>
          </table:table-cell>
          <table:table-cell office:value-type="float" office:value="17.1456601756972">
            <text:p>17.1456601757</text:p>
          </table:table-cell>
          <table:table-cell office:value-type="float" office:value="34.891496883737">
            <text:p>34.89149688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83">
            <text:p>283</text:p>
          </table:table-cell>
          <table:table-cell office:value-type="float" office:value="9678">
            <text:p>9678</text:p>
          </table:table-cell>
          <table:table-cell office:value-type="float" office:value="12747">
            <text:p>12747</text:p>
          </table:table-cell>
          <table:table-cell office:value-type="float" office:value="20634">
            <text:p>20634</text:p>
          </table:table-cell>
          <table:table-cell office:value-type="float" office:value="131.875">
            <text:p>131.875</text:p>
          </table:table-cell>
          <table:table-cell office:value-type="float" office:value="367.5">
            <text:p>367.5</text:p>
          </table:table-cell>
          <table:table-cell office:value-type="float" office:value="237.25">
            <text:p>237.25</text:p>
          </table:table-cell>
          <table:table-cell office:value-type="float" office:value="0.0136262657573879">
            <text:p>0.0136262658</text:p>
          </table:table-cell>
          <table:table-cell office:value-type="float" office:value="0.028830313014827">
            <text:p>0.028830313</text:p>
          </table:table-cell>
          <table:table-cell office:value-type="float" office:value="0.0114980129882718">
            <text:p>0.011498013</text:p>
          </table:table-cell>
          <table:table-cell office:value-type="float" office:value="1.0480558533831">
            <text:p>1.0480558534</text:p>
          </table:table-cell>
          <table:table-cell office:value-type="float" office:value="1.10253522197102">
            <text:p>1.102535222</text:p>
          </table:table-cell>
          <table:table-cell office:value-type="float" office:value="1.0405021658922">
            <text:p>1.0405021659</text:p>
          </table:table-cell>
          <table:table-cell office:value-type="float" office:value="0">
            <text:p>0</text:p>
          </table:table-cell>
          <table:table-cell office:value-type="float" office:value="24.3872369250322">
            <text:p>24.3872369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9217">
            <text:p>9217</text:p>
          </table:table-cell>
          <table:table-cell office:value-type="float" office:value="12716">
            <text:p>12716</text:p>
          </table:table-cell>
          <table:table-cell office:value-type="float" office:value="20038">
            <text:p>20038</text:p>
          </table:table-cell>
          <table:table-cell office:value-type="float" office:value="72">
            <text:p>72</text:p>
          </table:table-cell>
          <table:table-cell office:value-type="float" office:value="219.25">
            <text:p>219.25</text:p>
          </table:table-cell>
          <table:table-cell office:value-type="float" office:value="203.875">
            <text:p>203.875</text:p>
          </table:table-cell>
          <table:table-cell office:value-type="float" office:value="0.00781165238146902">
            <text:p>0.0078116524</text:p>
          </table:table-cell>
          <table:table-cell office:value-type="float" office:value="0.0172420572507078">
            <text:p>0.0172420573</text:p>
          </table:table-cell>
          <table:table-cell office:value-type="float" office:value="0.0101744186046512">
            <text:p>0.0101744186</text:p>
          </table:table-cell>
          <table:table-cell office:value-type="float" office:value="1.02746038628448">
            <text:p>1.0274603863</text:p>
          </table:table-cell>
          <table:table-cell office:value-type="float" office:value="1.06092988591242">
            <text:p>1.0609298859</text:p>
          </table:table-cell>
          <table:table-cell office:value-type="float" office:value="1.03581336195241">
            <text:p>1.0358133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66">
            <text:p>266</text:p>
          </table:table-cell>
          <table:table-cell office:value-type="float" office:value="9120">
            <text:p>9120</text:p>
          </table:table-cell>
          <table:table-cell office:value-type="float" office:value="12574">
            <text:p>12574</text:p>
          </table:table-cell>
          <table:table-cell office:value-type="float" office:value="20013">
            <text:p>20013</text:p>
          </table:table-cell>
          <table:table-cell office:value-type="float" office:value="173.75">
            <text:p>173.75</text:p>
          </table:table-cell>
          <table:table-cell office:value-type="float" office:value="284.5">
            <text:p>284.5</text:p>
          </table:table-cell>
          <table:table-cell office:value-type="float" office:value="267.375">
            <text:p>267.375</text:p>
          </table:table-cell>
          <table:table-cell office:value-type="float" office:value="0.0190515350877193">
            <text:p>0.0190515351</text:p>
          </table:table-cell>
          <table:table-cell office:value-type="float" office:value="0.0226260537617306">
            <text:p>0.0226260538</text:p>
          </table:table-cell>
          <table:table-cell office:value-type="float" office:value="0.0133600659571279">
            <text:p>0.013360066</text:p>
          </table:table-cell>
          <table:table-cell office:value-type="float" office:value="1.06739177634585">
            <text:p>1.0673917763</text:p>
          </table:table-cell>
          <table:table-cell office:value-type="float" office:value="1.08019458725136">
            <text:p>1.0801945873</text:p>
          </table:table-cell>
          <table:table-cell office:value-type="float" office:value="1.04711007392021">
            <text:p>1.0471100739</text:p>
          </table:table-cell>
          <table:table-cell office:value-type="float" office:value="0">
            <text:p>0</text:p>
          </table:table-cell>
          <table:table-cell office:value-type="float" office:value="30.9801938830171">
            <text:p>30.9801938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9435">
            <text:p>9435</text:p>
          </table:table-cell>
          <table:table-cell office:value-type="float" office:value="13934">
            <text:p>13934</text:p>
          </table:table-cell>
          <table:table-cell office:value-type="float" office:value="19899">
            <text:p>19899</text:p>
          </table:table-cell>
          <table:table-cell office:value-type="float" office:value="186">
            <text:p>186</text:p>
          </table:table-cell>
          <table:table-cell office:value-type="float" office:value="203">
            <text:p>203</text:p>
          </table:table-cell>
          <table:table-cell office:value-type="float" office:value="-242">
            <text:p>-242</text:p>
          </table:table-cell>
          <table:table-cell office:value-type="float" office:value="0.0197138314785374">
            <text:p>0.0197138315</text:p>
          </table:table-cell>
          <table:table-cell office:value-type="float" office:value="0.0145686809243577">
            <text:p>0.0145686809</text:p>
          </table:table-cell>
          <table:table-cell office:value-type="float" office:value="-0.0121614151464898">
            <text:p>-0.0121614151</text:p>
          </table:table-cell>
          <table:table-cell office:value-type="float" office:value="1.06976013507195">
            <text:p>1.0697601351</text:p>
          </table:table-cell>
          <table:table-cell office:value-type="float" office:value="1.05140638630445">
            <text:p>1.0514063863</text:p>
          </table:table-cell>
          <table:table-cell office:value-type="float" office:value="0.957724931023282">
            <text:p>0.9577249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9465">
            <text:p>9465</text:p>
          </table:table-cell>
          <table:table-cell office:value-type="float" office:value="13922">
            <text:p>13922</text:p>
          </table:table-cell>
          <table:table-cell office:value-type="float" office:value="19850">
            <text:p>19850</text:p>
          </table:table-cell>
          <table:table-cell office:value-type="float" office:value="123.75">
            <text:p>123.75</text:p>
          </table:table-cell>
          <table:table-cell office:value-type="float" office:value="156.875">
            <text:p>156.875</text:p>
          </table:table-cell>
          <table:table-cell office:value-type="float" office:value="228">
            <text:p>228</text:p>
          </table:table-cell>
          <table:table-cell office:value-type="float" office:value="0.0130744849445325">
            <text:p>0.0130744849</text:p>
          </table:table-cell>
          <table:table-cell office:value-type="float" office:value="0.0112681367619595">
            <text:p>0.0112681368</text:p>
          </table:table-cell>
          <table:table-cell office:value-type="float" office:value="0.0114861460957179">
            <text:p>0.0114861461</text:p>
          </table:table-cell>
          <table:table-cell office:value-type="float" office:value="1.04609574393273">
            <text:p>1.0460957439</text:p>
          </table:table-cell>
          <table:table-cell office:value-type="float" office:value="1.03968734164279">
            <text:p>1.0396873416</text:p>
          </table:table-cell>
          <table:table-cell office:value-type="float" office:value="1.04046009717719">
            <text:p>1.04046009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2" office:value-type="float" office:value="263">
            <text:p>263</text:p>
          </table:table-cell>
          <table:table-cell office:value-type="float" office:value="9110">
            <text:p>9110</text:p>
          </table:table-cell>
          <table:table-cell office:value-type="float" office:value="13744">
            <text:p>13744</text:p>
          </table:table-cell>
          <table:table-cell office:value-type="float" office:value="19104">
            <text:p>19104</text:p>
          </table:table-cell>
          <table:table-cell office:value-type="float" office:value="66">
            <text:p>66</text:p>
          </table:table-cell>
          <table:table-cell office:value-type="float" office:value="169.25">
            <text:p>169.25</text:p>
          </table:table-cell>
          <table:table-cell office:value-type="float" office:value="-369.625">
            <text:p>-369.625</text:p>
          </table:table-cell>
          <table:table-cell office:value-type="float" office:value="0.00724478594950604">
            <text:p>0.0072447859</text:p>
          </table:table-cell>
          <table:table-cell office:value-type="float" office:value="0.0123144644935972">
            <text:p>0.0123144645</text:p>
          </table:table-cell>
          <table:table-cell office:value-type="float" office:value="-0.0193480422948074">
            <text:p>-0.0193480423</text:p>
          </table:table-cell>
          <table:table-cell office:value-type="float" office:value="1.02545962519324">
            <text:p>1.0254596252</text:p>
          </table:table-cell>
          <table:table-cell office:value-type="float" office:value="1.04339785195769">
            <text:p>1.043397852</text:p>
          </table:table-cell>
          <table:table-cell office:value-type="float" office:value="0.933015571579832">
            <text:p>0.93301557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9356">
            <text:p>9356</text:p>
          </table:table-cell>
          <table:table-cell office:value-type="float" office:value="14232">
            <text:p>14232</text:p>
          </table:table-cell>
          <table:table-cell office:value-type="float" office:value="20439">
            <text:p>20439</text:p>
          </table:table-cell>
          <table:table-cell office:value-type="float" office:value="165.625">
            <text:p>165.625</text:p>
          </table:table-cell>
          <table:table-cell office:value-type="float" office:value="221.25">
            <text:p>221.25</text:p>
          </table:table-cell>
          <table:table-cell office:value-type="float" office:value="-443">
            <text:p>-443</text:p>
          </table:table-cell>
          <table:table-cell office:value-type="float" office:value="0.0177025438221462">
            <text:p>0.0177025438</text:p>
          </table:table-cell>
          <table:table-cell office:value-type="float" office:value="0.0155459527824621">
            <text:p>0.0155459528</text:p>
          </table:table-cell>
          <table:table-cell office:value-type="float" office:value="-0.0216742502079358">
            <text:p>-0.0216742502</text:p>
          </table:table-cell>
          <table:table-cell office:value-type="float" office:value="1.06257312829075">
            <text:p>1.0625731283</text:p>
          </table:table-cell>
          <table:table-cell office:value-type="float" office:value="1.05488452096853">
            <text:p>1.054884521</text:p>
          </table:table-cell>
          <table:table-cell office:value-type="float" office:value="0.925060879591494">
            <text:p>0.9250608796</text:p>
          </table:table-cell>
          <table:table-cell table:number-columns-repeated="2" office:value-type="float" office:value="0">
            <text:p>0</text:p>
          </table:table-cell>
          <table:table-cell office:value-type="float" office:value="-31.6323756505839">
            <text:p>-31.632375650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10206">
            <text:p>10206</text:p>
          </table:table-cell>
          <table:table-cell office:value-type="float" office:value="13738">
            <text:p>13738</text:p>
          </table:table-cell>
          <table:table-cell office:value-type="float" office:value="19588">
            <text:p>19588</text:p>
          </table:table-cell>
          <table:table-cell office:value-type="float" office:value="-464.25">
            <text:p>-464.25</text:p>
          </table:table-cell>
          <table:table-cell office:value-type="float" office:value="200">
            <text:p>200</text:p>
          </table:table-cell>
          <table:table-cell office:value-type="float" office:value="-135.5">
            <text:p>-135.5</text:p>
          </table:table-cell>
          <table:table-cell office:value-type="float" office:value="-0.045487948265726">
            <text:p>-0.0454879483</text:p>
          </table:table-cell>
          <table:table-cell office:value-type="float" office:value="0.0145581598485951">
            <text:p>0.0145581598</text:p>
          </table:table-cell>
          <table:table-cell office:value-type="float" office:value="-0.00691750051051664">
            <text:p>-0.0069175005</text:p>
          </table:table-cell>
          <table:table-cell office:value-type="float" office:value="0.844847721807312">
            <text:p>0.8448477218</text:p>
          </table:table-cell>
          <table:table-cell office:value-type="float" office:value="1.05136896190571">
            <text:p>1.0513689619</text:p>
          </table:table-cell>
          <table:table-cell office:value-type="float" office:value="0.975882537767285">
            <text:p>0.9758825378</text:p>
          </table:table-cell>
          <table:table-cell office:value-type="float" office:value="-14.8887775020747">
            <text:p>-14.88877750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2" office:value-type="float" office:value="333">
            <text:p>333</text:p>
          </table:table-cell>
          <table:table-cell office:value-type="float" office:value="9058">
            <text:p>9058</text:p>
          </table:table-cell>
          <table:table-cell office:value-type="float" office:value="13504">
            <text:p>13504</text:p>
          </table:table-cell>
          <table:table-cell office:value-type="float" office:value="18971">
            <text:p>18971</text:p>
          </table:table-cell>
          <table:table-cell office:value-type="float" office:value="-422.25">
            <text:p>-422.25</text:p>
          </table:table-cell>
          <table:table-cell office:value-type="float" office:value="148.875">
            <text:p>148.875</text:p>
          </table:table-cell>
          <table:table-cell office:value-type="float" office:value="199.375">
            <text:p>199.375</text:p>
          </table:table-cell>
          <table:table-cell office:value-type="float" office:value="-0.0466162508279973">
            <text:p>-0.0466162508</text:p>
          </table:table-cell>
          <table:table-cell office:value-type="float" office:value="0.0110245112559242">
            <text:p>0.0110245113</text:p>
          </table:table-cell>
          <table:table-cell office:value-type="float" office:value="0.0105094618101313">
            <text:p>0.0105094618</text:p>
          </table:table-cell>
          <table:table-cell office:value-type="float" office:value="0.841102348790876">
            <text:p>0.8411023488</text:p>
          </table:table-cell>
          <table:table-cell office:value-type="float" office:value="1.03882400749866">
            <text:p>1.0388240075</text:p>
          </table:table-cell>
          <table:table-cell office:value-type="float" office:value="1.03699959595904">
            <text:p>1.036999596</text:p>
          </table:table-cell>
          <table:table-cell office:value-type="float" office:value="-14.5198867428989">
            <text:p>-14.51988674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340">
            <text:p>340</text:p>
          </table:table-cell>
          <table:table-cell office:value-type="float" office:value="6675">
            <text:p>6675</text:p>
          </table:table-cell>
          <table:table-cell office:value-type="float" office:value="12848">
            <text:p>12848</text:p>
          </table:table-cell>
          <table:table-cell office:value-type="float" office:value="18961">
            <text:p>18961</text:p>
          </table:table-cell>
          <table:table-cell office:value-type="float" office:value="-417.25">
            <text:p>-417.25</text:p>
          </table:table-cell>
          <table:table-cell office:value-type="float" office:value="-385.875">
            <text:p>-385.875</text:p>
          </table:table-cell>
          <table:table-cell office:value-type="float" office:value="256.875">
            <text:p>256.875</text:p>
          </table:table-cell>
          <table:table-cell office:value-type="float" office:value="-0.0625093632958802">
            <text:p>-0.0625093633</text:p>
          </table:table-cell>
          <table:table-cell office:value-type="float" office:value="-0.0300338574097136">
            <text:p>-0.0300338574</text:p>
          </table:table-cell>
          <table:table-cell office:value-type="float" office:value="0.0135475449607088">
            <text:p>0.013547545</text:p>
          </table:table-cell>
          <table:table-cell office:value-type="float" office:value="0.788875772643746">
            <text:p>0.7888757726</text:p>
          </table:table-cell>
          <table:table-cell office:value-type="float" office:value="0.89664948294418">
            <text:p>0.8966494829</text:p>
          </table:table-cell>
          <table:table-cell office:value-type="float" office:value="1.04777613787243">
            <text:p>1.0477761379</text:p>
          </table:table-cell>
          <table:table-cell office:value-type="float" office:value="-10.7383918619822">
            <text:p>-10.738391862</text:p>
          </table:table-cell>
          <table:table-cell office:value-type="float" office:value="-22.7305246997453">
            <text:p>-22.7305246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93">
            <text:p>193</text:p>
          </table:table-cell>
          <table:table-cell table:number-columns-repeated="2" office:value-type="float" office:value="363">
            <text:p>363</text:p>
          </table:table-cell>
          <table:table-cell office:value-type="float" office:value="6945">
            <text:p>6945</text:p>
          </table:table-cell>
          <table:table-cell office:value-type="float" office:value="13412">
            <text:p>13412</text:p>
          </table:table-cell>
          <table:table-cell office:value-type="float" office:value="19737">
            <text:p>19737</text:p>
          </table:table-cell>
          <table:table-cell office:value-type="float" office:value="-421.5">
            <text:p>-421.5</text:p>
          </table:table-cell>
          <table:table-cell office:value-type="float" office:value="161.5">
            <text:p>161.5</text:p>
          </table:table-cell>
          <table:table-cell office:value-type="float" office:value="-546.625">
            <text:p>-546.625</text:p>
          </table:table-cell>
          <table:table-cell office:value-type="float" office:value="-0.0606911447084233">
            <text:p>-0.0606911447</text:p>
          </table:table-cell>
          <table:table-cell office:value-type="float" office:value="0.0120414554130629">
            <text:p>0.0120414554</text:p>
          </table:table-cell>
          <table:table-cell office:value-type="float" office:value="-0.0276954451031058">
            <text:p>-0.0276954451</text:p>
          </table:table-cell>
          <table:table-cell office:value-type="float" office:value="0.794800487010715">
            <text:p>0.794800487</text:p>
          </table:table-cell>
          <table:table-cell office:value-type="float" office:value="1.04242928737671">
            <text:p>1.0424292874</text:p>
          </table:table-cell>
          <table:table-cell office:value-type="float" office:value="0.90456933599087">
            <text:p>0.904569336</text:p>
          </table:table-cell>
          <table:table-cell office:value-type="float" office:value="-11.0707049221908">
            <text:p>-11.0707049222</text:p>
          </table:table-cell>
          <table:table-cell office:value-type="float" office:value="0">
            <text:p>0</text:p>
          </table:table-cell>
          <table:table-cell office:value-type="float" office:value="-24.6792834643001">
            <text:p>-24.679283464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7620">
            <text:p>7620</text:p>
          </table:table-cell>
          <table:table-cell office:value-type="float" office:value="13071">
            <text:p>13071</text:p>
          </table:table-cell>
          <table:table-cell office:value-type="float" office:value="21200">
            <text:p>21200</text:p>
          </table:table-cell>
          <table:table-cell office:value-type="float" office:value="-313.875">
            <text:p>-313.875</text:p>
          </table:table-cell>
          <table:table-cell office:value-type="float" office:value="-447">
            <text:p>-447</text:p>
          </table:table-cell>
          <table:table-cell office:value-type="float" office:value="1000.25">
            <text:p>1000.25</text:p>
          </table:table-cell>
          <table:table-cell office:value-type="float" office:value="-0.0411909448818898">
            <text:p>-0.0411909449</text:p>
          </table:table-cell>
          <table:table-cell office:value-type="float" office:value="-0.0341978425522148">
            <text:p>-0.0341978426</text:p>
          </table:table-cell>
          <table:table-cell office:value-type="float" office:value="0.0471816037735849">
            <text:p>0.0471816038</text:p>
          </table:table-cell>
          <table:table-cell office:value-type="float" office:value="0.859157213036301">
            <text:p>0.859157213</text:p>
          </table:table-cell>
          <table:table-cell office:value-type="float" office:value="0.882599756240291">
            <text:p>0.8825997562</text:p>
          </table:table-cell>
          <table:table-cell office:value-type="float" office:value="1.16949877652746">
            <text:p>1.1694987765</text:p>
          </table:table-cell>
          <table:table-cell office:value-type="float" office:value="-16.4786559585305">
            <text:p>-16.4786559585</text:p>
          </table:table-cell>
          <table:table-cell office:value-type="float" office:value="-19.9201565770626">
            <text:p>-19.9201565771</text:p>
          </table:table-cell>
          <table:table-cell office:value-type="float" office:value="15.0349581733897">
            <text:p>15.034958173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89">
            <text:p>189</text:p>
          </table:table-cell>
          <table:table-cell office:value-type="float" office:value="7590">
            <text:p>7590</text:p>
          </table:table-cell>
          <table:table-cell office:value-type="float" office:value="13025">
            <text:p>13025</text:p>
          </table:table-cell>
          <table:table-cell office:value-type="float" office:value="23050">
            <text:p>23050</text:p>
          </table:table-cell>
          <table:table-cell office:value-type="float" office:value="-176">
            <text:p>-176</text:p>
          </table:table-cell>
          <table:table-cell office:value-type="float" office:value="114">
            <text:p>114</text:p>
          </table:table-cell>
          <table:table-cell office:value-type="float" office:value="799">
            <text:p>799</text:p>
          </table:table-cell>
          <table:table-cell office:value-type="float" office:value="-0.0231884057971015">
            <text:p>-0.0231884058</text:p>
          </table:table-cell>
          <table:table-cell office:value-type="float" office:value="0.00875239923224568">
            <text:p>0.0087523992</text:p>
          </table:table-cell>
          <table:table-cell office:value-type="float" office:value="0.0346637744034707">
            <text:p>0.0346637744</text:p>
          </table:table-cell>
          <table:table-cell office:value-type="float" office:value="0.919894475950431">
            <text:p>0.919894476</text:p>
          </table:table-cell>
          <table:table-cell office:value-type="float" office:value="1.03078354211781">
            <text:p>1.0307835421</text:p>
          </table:table-cell>
          <table:table-cell office:value-type="float" office:value="1.1236783018337">
            <text:p>1.1236783018</text:p>
          </table:table-cell>
          <table:table-cell office:value-type="float" office:value="-29.5440433951881">
            <text:p>-29.5440433952</text:p>
          </table:table-cell>
          <table:table-cell office:value-type="float" office:value="0">
            <text:p>0</text:p>
          </table:table-cell>
          <table:table-cell office:value-type="float" office:value="20.3409038045163">
            <text:p>20.340903804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6675">
            <text:p>6675</text:p>
          </table:table-cell>
          <table:table-cell office:value-type="float" office:value="12138">
            <text:p>12138</text:p>
          </table:table-cell>
          <table:table-cell office:value-type="float" office:value="22537">
            <text:p>22537</text:p>
          </table:table-cell>
          <table:table-cell office:value-type="float" office:value="-417.25">
            <text:p>-417.25</text:p>
          </table:table-cell>
          <table:table-cell office:value-type="float" office:value="280.875">
            <text:p>280.875</text:p>
          </table:table-cell>
          <table:table-cell office:value-type="float" office:value="1147">
            <text:p>1147</text:p>
          </table:table-cell>
          <table:table-cell office:value-type="float" office:value="-0.0625093632958802">
            <text:p>-0.0625093633</text:p>
          </table:table-cell>
          <table:table-cell office:value-type="float" office:value="0.0231401384083045">
            <text:p>0.0231401384</text:p>
          </table:table-cell>
          <table:table-cell office:value-type="float" office:value="0.0508940852819807">
            <text:p>0.0508940853</text:p>
          </table:table-cell>
          <table:table-cell office:value-type="float" office:value="0.788875772643746">
            <text:p>0.7888757726</text:p>
          </table:table-cell>
          <table:table-cell office:value-type="float" office:value="1.08203999779995">
            <text:p>1.0820399978</text:p>
          </table:table-cell>
          <table:table-cell office:value-type="float" office:value="1.18320610600364">
            <text:p>1.183206106</text:p>
          </table:table-cell>
          <table:table-cell office:value-type="float" office:value="-10.7383918619822">
            <text:p>-10.738391862</text:p>
          </table:table-cell>
          <table:table-cell office:value-type="float" office:value="30.2995752231974">
            <text:p>30.2995752232</text:p>
          </table:table-cell>
          <table:table-cell office:value-type="float" office:value="13.9631117260638">
            <text:p>13.963111726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6945">
            <text:p>6945</text:p>
          </table:table-cell>
          <table:table-cell office:value-type="float" office:value="12726">
            <text:p>12726</text:p>
          </table:table-cell>
          <table:table-cell office:value-type="float" office:value="23219">
            <text:p>23219</text:p>
          </table:table-cell>
          <table:table-cell office:value-type="float" office:value="-421.5">
            <text:p>-421.5</text:p>
          </table:table-cell>
          <table:table-cell office:value-type="float" office:value="454.125">
            <text:p>454.125</text:p>
          </table:table-cell>
          <table:table-cell office:value-type="float" office:value="1352.375">
            <text:p>1352.375</text:p>
          </table:table-cell>
          <table:table-cell office:value-type="float" office:value="-0.0606911447084233">
            <text:p>-0.0606911447</text:p>
          </table:table-cell>
          <table:table-cell office:value-type="float" office:value="0.0356848184818482">
            <text:p>0.0356848185</text:p>
          </table:table-cell>
          <table:table-cell office:value-type="float" office:value="0.0582443257676903">
            <text:p>0.0582443258</text:p>
          </table:table-cell>
          <table:table-cell office:value-type="float" office:value="0.794800487010715">
            <text:p>0.794800487</text:p>
          </table:table-cell>
          <table:table-cell office:value-type="float" office:value="1.12739274097583">
            <text:p>1.127392741</text:p>
          </table:table-cell>
          <table:table-cell office:value-type="float" office:value="1.21050424709582">
            <text:p>1.2105042471</text:p>
          </table:table-cell>
          <table:table-cell office:value-type="float" office:value="-11.0707049221908">
            <text:p>-11.0707049222</text:p>
          </table:table-cell>
          <table:table-cell office:value-type="float" office:value="19.7686959011708">
            <text:p>19.7686959012</text:p>
          </table:table-cell>
          <table:table-cell office:value-type="float" office:value="12.2439854504067">
            <text:p>12.243985450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7620">
            <text:p>7620</text:p>
          </table:table-cell>
          <table:table-cell office:value-type="float" office:value="12483">
            <text:p>12483</text:p>
          </table:table-cell>
          <table:table-cell office:value-type="float" office:value="26412">
            <text:p>26412</text:p>
          </table:table-cell>
          <table:table-cell office:value-type="float" office:value="-313.875">
            <text:p>-313.875</text:p>
          </table:table-cell>
          <table:table-cell office:value-type="float" office:value="-398.25">
            <text:p>-398.25</text:p>
          </table:table-cell>
          <table:table-cell office:value-type="float" office:value="1077.25">
            <text:p>1077.25</text:p>
          </table:table-cell>
          <table:table-cell office:value-type="float" office:value="-0.0411909448818898">
            <text:p>-0.0411909449</text:p>
          </table:table-cell>
          <table:table-cell office:value-type="float" office:value="-0.0319033886085076">
            <text:p>-0.0319033886</text:p>
          </table:table-cell>
          <table:table-cell office:value-type="float" office:value="0.0407863849765258">
            <text:p>0.040786385</text:p>
          </table:table-cell>
          <table:table-cell office:value-type="float" office:value="0.859157213036301">
            <text:p>0.859157213</text:p>
          </table:table-cell>
          <table:table-cell office:value-type="float" office:value="0.890333079231446">
            <text:p>0.8903330792</text:p>
          </table:table-cell>
          <table:table-cell office:value-type="float" office:value="1.14601286464877">
            <text:p>1.1460128646</text:p>
          </table:table-cell>
          <table:table-cell office:value-type="float" office:value="-16.4786559585305">
            <text:p>-16.4786559585</text:p>
          </table:table-cell>
          <table:table-cell office:value-type="float" office:value="-21.3779974230753">
            <text:p>-21.3779974231</text:p>
          </table:table-cell>
          <table:table-cell office:value-type="float" office:value="17.338837114362">
            <text:p>17.338837114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7590">
            <text:p>7590</text:p>
          </table:table-cell>
          <table:table-cell office:value-type="float" office:value="11407">
            <text:p>11407</text:p>
          </table:table-cell>
          <table:table-cell office:value-type="float" office:value="24893">
            <text:p>24893</text:p>
          </table:table-cell>
          <table:table-cell office:value-type="float" office:value="-176">
            <text:p>-176</text:p>
          </table:table-cell>
          <table:table-cell office:value-type="float" office:value="146.625">
            <text:p>146.625</text:p>
          </table:table-cell>
          <table:table-cell office:value-type="float" office:value="891.25">
            <text:p>891.25</text:p>
          </table:table-cell>
          <table:table-cell office:value-type="float" office:value="-0.0231884057971015">
            <text:p>-0.0231884058</text:p>
          </table:table-cell>
          <table:table-cell office:value-type="float" office:value="0.0128539493293592">
            <text:p>0.0128539493</text:p>
          </table:table-cell>
          <table:table-cell office:value-type="float" office:value="0.0358032378580324">
            <text:p>0.0358032379</text:p>
          </table:table-cell>
          <table:table-cell office:value-type="float" office:value="0.919894475950431">
            <text:p>0.919894476</text:p>
          </table:table-cell>
          <table:table-cell office:value-type="float" office:value="1.04531266171895">
            <text:p>1.0453126617</text:p>
          </table:table-cell>
          <table:table-cell office:value-type="float" office:value="1.12782380131171">
            <text:p>1.1278238013</text:p>
          </table:table-cell>
          <table:table-cell office:value-type="float" office:value="-29.5440433951881">
            <text:p>-29.5440433952</text:p>
          </table:table-cell>
          <table:table-cell office:value-type="float" office:value="0">
            <text:p>0</text:p>
          </table:table-cell>
          <table:table-cell office:value-type="float" office:value="19.7044438387584">
            <text:p>19.704443838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6734">
            <text:p>6734</text:p>
          </table:table-cell>
          <table:table-cell office:value-type="float" office:value="11396">
            <text:p>11396</text:p>
          </table:table-cell>
          <table:table-cell office:value-type="float" office:value="26257">
            <text:p>26257</text:p>
          </table:table-cell>
          <table:table-cell office:value-type="float" office:value="-258.25">
            <text:p>-258.25</text:p>
          </table:table-cell>
          <table:table-cell office:value-type="float" office:value="-405.25">
            <text:p>-405.25</text:p>
          </table:table-cell>
          <table:table-cell office:value-type="float" office:value="1147">
            <text:p>1147</text:p>
          </table:table-cell>
          <table:table-cell office:value-type="float" office:value="-0.0383501633501633">
            <text:p>-0.0383501634</text:p>
          </table:table-cell>
          <table:table-cell office:value-type="float" office:value="-0.0355607230607231">
            <text:p>-0.0355607231</text:p>
          </table:table-cell>
          <table:table-cell office:value-type="float" office:value="0.0436835891381346">
            <text:p>0.0436835891</text:p>
          </table:table-cell>
          <table:table-cell office:value-type="float" office:value="0.868657068931237">
            <text:p>0.8686570689</text:p>
          </table:table-cell>
          <table:table-cell office:value-type="float" office:value="0.878016016735688">
            <text:p>0.8780160167</text:p>
          </table:table-cell>
          <table:table-cell office:value-type="float" office:value="1.15663274366505">
            <text:p>1.1566327437</text:p>
          </table:table-cell>
          <table:table-cell office:value-type="float" office:value="-17.7253326905057">
            <text:p>-17.7253326905</text:p>
          </table:table-cell>
          <table:table-cell office:value-type="float" office:value="-19.1432665481018">
            <text:p>-19.1432665481</text:p>
          </table:table-cell>
          <table:table-cell office:value-type="float" office:value="16.2115542834127">
            <text:p>16.211554283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7137">
            <text:p>7137</text:p>
          </table:table-cell>
          <table:table-cell office:value-type="float" office:value="12256">
            <text:p>12256</text:p>
          </table:table-cell>
          <table:table-cell office:value-type="float" office:value="28520">
            <text:p>28520</text:p>
          </table:table-cell>
          <table:table-cell office:value-type="float" office:value="-242.875">
            <text:p>-242.875</text:p>
          </table:table-cell>
          <table:table-cell office:value-type="float" office:value="324">
            <text:p>324</text:p>
          </table:table-cell>
          <table:table-cell office:value-type="float" office:value="1042.375">
            <text:p>1042.375</text:p>
          </table:table-cell>
          <table:table-cell office:value-type="float" office:value="-0.0340304049320443">
            <text:p>-0.0340304049</text:p>
          </table:table-cell>
          <table:table-cell office:value-type="float" office:value="0.0264360313315927">
            <text:p>0.0264360313</text:p>
          </table:table-cell>
          <table:table-cell office:value-type="float" office:value="0.0365489130434783">
            <text:p>0.036548913</text:p>
          </table:table-cell>
          <table:table-cell office:value-type="float" office:value="0.883163396919129">
            <text:p>0.8831633969</text:p>
          </table:table-cell>
          <table:table-cell office:value-type="float" office:value="1.0938958826156">
            <text:p>1.0938958826</text:p>
          </table:table-cell>
          <table:table-cell office:value-type="float" office:value="1.13053940881971">
            <text:p>1.1305394088</text:p>
          </table:table-cell>
          <table:table-cell office:value-type="float" office:value="-20.0198935720889">
            <text:p>-20.0198935721</text:p>
          </table:table-cell>
          <table:table-cell office:value-type="float" office:value="26.5648560823787">
            <text:p>26.5648560824</text:p>
          </table:table-cell>
          <table:table-cell office:value-type="float" office:value="19.3094192928574">
            <text:p>19.309419292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7592">
            <text:p>7592</text:p>
          </table:table-cell>
          <table:table-cell office:value-type="float" office:value="12272">
            <text:p>12272</text:p>
          </table:table-cell>
          <table:table-cell office:value-type="float" office:value="29264">
            <text:p>29264</text:p>
          </table:table-cell>
          <table:table-cell office:value-type="float" office:value="-181.5">
            <text:p>-181.5</text:p>
          </table:table-cell>
          <table:table-cell office:value-type="float" office:value="29.75">
            <text:p>29.75</text:p>
          </table:table-cell>
          <table:table-cell office:value-type="float" office:value="701.375">
            <text:p>701.375</text:p>
          </table:table-cell>
          <table:table-cell office:value-type="float" office:value="-0.0239067439409905">
            <text:p>-0.0239067439</text:p>
          </table:table-cell>
          <table:table-cell office:value-type="float" office:value="0.00242421773142112">
            <text:p>0.0024242177</text:p>
          </table:table-cell>
          <table:table-cell office:value-type="float" office:value="0.0239671610169492">
            <text:p>0.023967161</text:p>
          </table:table-cell>
          <table:table-cell office:value-type="float" office:value="0.917446599722019">
            <text:p>0.9174465997</text:p>
          </table:table-cell>
          <table:table-cell office:value-type="float" office:value="1.00849628064993">
            <text:p>1.0084962806</text:p>
          </table:table-cell>
          <table:table-cell office:value-type="float" office:value="1.08501093618146">
            <text:p>1.0850109362</text:p>
          </table:table-cell>
          <table:table-cell office:value-type="float" office:value="-28.6458215501655">
            <text:p>-28.6458215502</text:p>
          </table:table-cell>
          <table:table-cell office:value-type="float" office:value="0">
            <text:p>0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office:value-type="float" office:value="446">
            <text:p>446</text:p>
          </table:table-cell>
          <table:table-cell table:number-columns-repeated="2" office:value-type="float" office:value="727">
            <text:p>727</text:p>
          </table:table-cell>
          <table:table-cell office:value-type="float" office:value="7527">
            <text:p>7527</text:p>
          </table:table-cell>
          <table:table-cell office:value-type="float" office:value="12396">
            <text:p>12396</text:p>
          </table:table-cell>
          <table:table-cell office:value-type="float" office:value="29512">
            <text:p>29512</text:p>
          </table:table-cell>
          <table:table-cell office:value-type="float" office:value="-131.875">
            <text:p>-131.875</text:p>
          </table:table-cell>
          <table:table-cell office:value-type="float" office:value="328.5">
            <text:p>328.5</text:p>
          </table:table-cell>
          <table:table-cell office:value-type="float" office:value="984.25">
            <text:p>984.25</text:p>
          </table:table-cell>
          <table:table-cell office:value-type="float" office:value="-0.0175202603959081">
            <text:p>-0.0175202604</text:p>
          </table:table-cell>
          <table:table-cell office:value-type="float" office:value="0.0265004840271055">
            <text:p>0.026500484</text:p>
          </table:table-cell>
          <table:table-cell office:value-type="float" office:value="0.0333508403361345">
            <text:p>0.0333508403</text:p>
          </table:table-cell>
          <table:table-cell office:value-type="float" office:value="0.939280729282029">
            <text:p>0.9392807293</text:p>
          </table:table-cell>
          <table:table-cell office:value-type="float" office:value="1.09412815437606">
            <text:p>1.0941281544</text:p>
          </table:table-cell>
          <table:table-cell office:value-type="float" office:value="1.11890800713668">
            <text:p>1.1189080071</text:p>
          </table:table-cell>
          <table:table-cell office:value-type="float" office:value="0">
            <text:p>0</text:p>
          </table:table-cell>
          <table:table-cell office:value-type="float" office:value="26.5010824460589">
            <text:p>26.5010824461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7770">
            <text:p>7770</text:p>
          </table:table-cell>
          <table:table-cell office:value-type="float" office:value="12950">
            <text:p>12950</text:p>
          </table:table-cell>
          <table:table-cell office:value-type="float" office:value="31713">
            <text:p>31713</text:p>
          </table:table-cell>
          <table:table-cell office:value-type="float" office:value="204.375">
            <text:p>204.375</text:p>
          </table:table-cell>
          <table:table-cell office:value-type="float" office:value="340.625">
            <text:p>340.625</text:p>
          </table:table-cell>
          <table:table-cell office:value-type="float" office:value="999.75">
            <text:p>999.75</text:p>
          </table:table-cell>
          <table:table-cell table:number-columns-repeated="2" office:value-type="float" office:value="0.0263030888030888">
            <text:p>0.0263030888</text:p>
          </table:table-cell>
          <table:table-cell office:value-type="float" office:value="0.031524926686217">
            <text:p>0.0315249267</text:p>
          </table:table-cell>
          <table:table-cell table:number-columns-repeated="2" office:value-type="float" office:value="1.09341684167275">
            <text:p>1.0934168417</text:p>
          </table:table-cell>
          <table:table-cell office:value-type="float" office:value="1.1122851325668">
            <text:p>1.1122851326</text:p>
          </table:table-cell>
          <table:table-cell table:number-columns-repeated="2" office:value-type="float" office:value="26.69738507718">
            <text:p>26.6973850772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table:number-columns-repeated="2" office:value-type="float" office:value="852">
            <text:p>852</text:p>
          </table:table-cell>
          <table:table-cell office:value-type="float" office:value="8235">
            <text:p>8235</text:p>
          </table:table-cell>
          <table:table-cell office:value-type="float" office:value="13260">
            <text:p>13260</text:p>
          </table:table-cell>
          <table:table-cell office:value-type="float" office:value="31558">
            <text:p>31558</text:p>
          </table:table-cell>
          <table:table-cell office:value-type="float" office:value="206.25">
            <text:p>206.25</text:p>
          </table:table-cell>
          <table:table-cell office:value-type="float" office:value="357">
            <text:p>357</text:p>
          </table:table-cell>
          <table:table-cell office:value-type="float" office:value="906.75">
            <text:p>906.75</text:p>
          </table:table-cell>
          <table:table-cell office:value-type="float" office:value="0.0250455373406193">
            <text:p>0.0250455373</text:p>
          </table:table-cell>
          <table:table-cell office:value-type="float" office:value="0.0269230769230769">
            <text:p>0.0269230769</text:p>
          </table:table-cell>
          <table:table-cell office:value-type="float" office:value="0.0287328094302554">
            <text:p>0.0287328094</text:p>
          </table:table-cell>
          <table:table-cell office:value-type="float" office:value="1.0888888474159">
            <text:p>1.0888888474</text:p>
          </table:table-cell>
          <table:table-cell office:value-type="float" office:value="1.09565147928994">
            <text:p>1.0956514793</text:p>
          </table:table-cell>
          <table:table-cell office:value-type="float" office:value="1.10218295870789">
            <text:p>1.1021829587</text:p>
          </table:table-cell>
          <table:table-cell office:value-type="float" office:value="28.020621255848">
            <text:p>28.0206212558</text:p>
          </table:table-cell>
          <table:table-cell office:value-type="float" office:value="26.0905057431666">
            <text:p>26.0905057432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8008">
            <text:p>8008</text:p>
          </table:table-cell>
          <table:table-cell office:value-type="float" office:value="13552">
            <text:p>13552</text:p>
          </table:table-cell>
          <table:table-cell office:value-type="float" office:value="32023">
            <text:p>32023</text:p>
          </table:table-cell>
          <table:table-cell office:value-type="float" office:value="-123.5">
            <text:p>-123.5</text:p>
          </table:table-cell>
          <table:table-cell office:value-type="float" office:value="-209">
            <text:p>-209</text:p>
          </table:table-cell>
          <table:table-cell office:value-type="float" office:value="848.625">
            <text:p>848.625</text:p>
          </table:table-cell>
          <table:table-cell table:number-columns-repeated="2" office:value-type="float" office:value="-0.0154220779220779">
            <text:p>-0.0154220779</text:p>
          </table:table-cell>
          <table:table-cell office:value-type="float" office:value="0.0265004840271055">
            <text:p>0.026500484</text:p>
          </table:table-cell>
          <table:table-cell table:number-columns-repeated="2" office:value-type="float" office:value="0.946488894628099">
            <text:p>0.9464888946</text:p>
          </table:table-cell>
          <table:table-cell office:value-type="float" office:value="1.09412815437606">
            <text:p>1.0941281544</text:p>
          </table:table-cell>
          <table:table-cell table:number-columns-repeated="2" office:value-type="float" office:value="0">
            <text:p>0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7410">
            <text:p>7410</text:p>
          </table:table-cell>
          <table:table-cell office:value-type="float" office:value="13702">
            <text:p>13702</text:p>
          </table:table-cell>
          <table:table-cell office:value-type="float" office:value="32767">
            <text:p>32767</text:p>
          </table:table-cell>
          <table:table-cell office:value-type="float" office:value="-112.125">
            <text:p>-112.125</text:p>
          </table:table-cell>
          <table:table-cell office:value-type="float" office:value="223.125">
            <text:p>223.125</text:p>
          </table:table-cell>
          <table:table-cell office:value-type="float" office:value="957.125">
            <text:p>957.125</text:p>
          </table:table-cell>
          <table:table-cell office:value-type="float" office:value="-0.0151315789473684">
            <text:p>-0.0151315789</text:p>
          </table:table-cell>
          <table:table-cell office:value-type="float" office:value="0.0162841191066998">
            <text:p>0.0162841191</text:p>
          </table:table-cell>
          <table:table-cell office:value-type="float" office:value="0.0292100283822138">
            <text:p>0.0292100284</text:p>
          </table:table-cell>
          <table:table-cell office:value-type="float" office:value="0.947488244459834">
            <text:p>0.9474882445</text:p>
          </table:table-cell>
          <table:table-cell office:value-type="float" office:value="1.05751415504221">
            <text:p>1.057514155</text:p>
          </table:table-cell>
          <table:table-cell office:value-type="float" office:value="1.1039074218236">
            <text:p>1.1039074218</text:p>
          </table:table-cell>
          <table:table-cell table:number-columns-repeated="2" office:value-type="float" office:value="0">
            <text:p>0</text:p>
          </table:table-cell>
          <table:table-cell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7579">
            <text:p>7579</text:p>
          </table:table-cell>
          <table:table-cell office:value-type="float" office:value="14161">
            <text:p>14161</text:p>
          </table:table-cell>
          <table:table-cell office:value-type="float" office:value="34255">
            <text:p>34255</text:p>
          </table:table-cell>
          <table:table-cell office:value-type="float" office:value="-106.75">
            <text:p>-106.75</text:p>
          </table:table-cell>
          <table:table-cell office:value-type="float" office:value="231.625">
            <text:p>231.625</text:p>
          </table:table-cell>
          <table:table-cell office:value-type="float" office:value="922.25">
            <text:p>922.25</text:p>
          </table:table-cell>
          <table:table-cell office:value-type="float" office:value="-0.0140849716321414">
            <text:p>-0.0140849716</text:p>
          </table:table-cell>
          <table:table-cell office:value-type="float" office:value="0.0163565426170468">
            <text:p>0.0163565426</text:p>
          </table:table-cell>
          <table:table-cell office:value-type="float" office:value="0.0269230769230769">
            <text:p>0.0269230769</text:p>
          </table:table-cell>
          <table:table-cell office:value-type="float" office:value="0.951091436682226">
            <text:p>0.9510914367</text:p>
          </table:table-cell>
          <table:table-cell office:value-type="float" office:value="1.05777227067298">
            <text:p>1.0577722707</text:p>
          </table:table-cell>
          <table:table-cell office:value-type="float" office:value="1.09565147928994">
            <text:p>1.0956514793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6760">
            <text:p>6760</text:p>
          </table:table-cell>
          <table:table-cell office:value-type="float" office:value="13432">
            <text:p>13432</text:p>
          </table:table-cell>
          <table:table-cell office:value-type="float" office:value="35774">
            <text:p>35774</text:p>
          </table:table-cell>
          <table:table-cell office:value-type="float" office:value="-251.875">
            <text:p>-251.875</text:p>
          </table:table-cell>
          <table:table-cell office:value-type="float" office:value="296.125">
            <text:p>296.125</text:p>
          </table:table-cell>
          <table:table-cell office:value-type="float" office:value="868">
            <text:p>868</text:p>
          </table:table-cell>
          <table:table-cell office:value-type="float" office:value="-0.0372596153846154">
            <text:p>-0.0372596154</text:p>
          </table:table-cell>
          <table:table-cell office:value-type="float" office:value="0.0220462328767123">
            <text:p>0.0220462329</text:p>
          </table:table-cell>
          <table:table-cell office:value-type="float" office:value="0.024263431542461">
            <text:p>0.0242634315</text:p>
          </table:table-cell>
          <table:table-cell office:value-type="float" office:value="0.872312372873521">
            <text:p>0.8723123729</text:p>
          </table:table-cell>
          <table:table-cell office:value-type="float" office:value="1.07811444638124">
            <text:p>1.0781144464</text:p>
          </table:table-cell>
          <table:table-cell office:value-type="float" office:value="1.08607589005464">
            <text:p>1.0860758901</text:p>
          </table:table-cell>
          <table:table-cell office:value-type="float" office:value="-18.2544090857087">
            <text:p>-18.2544090857</text:p>
          </table:table-cell>
          <table:table-cell office:value-type="float" office:value="31.7859317376938">
            <text:p>31.7859317377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6604">
            <text:p>6604</text:p>
          </table:table-cell>
          <table:table-cell office:value-type="float" office:value="13317">
            <text:p>13317</text:p>
          </table:table-cell>
          <table:table-cell office:value-type="float" office:value="36053">
            <text:p>36053</text:p>
          </table:table-cell>
          <table:table-cell office:value-type="float" office:value="-296.75">
            <text:p>-296.75</text:p>
          </table:table-cell>
          <table:table-cell office:value-type="float" office:value="172.5">
            <text:p>172.5</text:p>
          </table:table-cell>
          <table:table-cell office:value-type="float" office:value="682">
            <text:p>682</text:p>
          </table:table-cell>
          <table:table-cell office:value-type="float" office:value="-0.044934887946699">
            <text:p>-0.0449348879</text:p>
          </table:table-cell>
          <table:table-cell office:value-type="float" office:value="0.0129533678756477">
            <text:p>0.0129533679</text:p>
          </table:table-cell>
          <table:table-cell office:value-type="float" office:value="0.0189165950128977">
            <text:p>0.018916595</text:p>
          </table:table-cell>
          <table:table-cell office:value-type="float" office:value="0.846685414729927">
            <text:p>0.8466854147</text:p>
          </table:table-cell>
          <table:table-cell office:value-type="float" office:value="1.04566565545384">
            <text:p>1.0456656555</text:p>
          </table:table-cell>
          <table:table-cell office:value-type="float" office:value="1.06690944417623">
            <text:p>1.0669094442</text:p>
          </table:table-cell>
          <table:table-cell office:value-type="float" office:value="-15.0763613376594">
            <text:p>-15.07636133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6630">
            <text:p>6630</text:p>
          </table:table-cell>
          <table:table-cell office:value-type="float" office:value="13200">
            <text:p>13200</text:p>
          </table:table-cell>
          <table:table-cell office:value-type="float" office:value="37169">
            <text:p>37169</text:p>
          </table:table-cell>
          <table:table-cell office:value-type="float" office:value="-259.75">
            <text:p>-259.75</text:p>
          </table:table-cell>
          <table:table-cell office:value-type="float" office:value="178.75">
            <text:p>178.75</text:p>
          </table:table-cell>
          <table:table-cell office:value-type="float" office:value="685.875">
            <text:p>685.875</text:p>
          </table:table-cell>
          <table:table-cell office:value-type="float" office:value="-0.0391779788838612">
            <text:p>-0.0391779789</text:p>
          </table:table-cell>
          <table:table-cell office:value-type="float" office:value="0.0135416666666667">
            <text:p>0.0135416667</text:p>
          </table:table-cell>
          <table:table-cell office:value-type="float" office:value="0.0184528773978315">
            <text:p>0.0184528774</text:p>
          </table:table-cell>
          <table:table-cell office:value-type="float" office:value="0.865885505404157">
            <text:p>0.8658855054</text:p>
          </table:table-cell>
          <table:table-cell office:value-type="float" office:value="1.04775525173611">
            <text:p>1.0477552517</text:p>
          </table:table-cell>
          <table:table-cell office:value-type="float" office:value="1.06525246791356">
            <text:p>1.0652524679</text:p>
          </table:table-cell>
          <table:table-cell office:value-type="float" office:value="-17.3433828368026">
            <text:p>-17.34338283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6946">
            <text:p>6946</text:p>
          </table:table-cell>
          <table:table-cell office:value-type="float" office:value="14192">
            <text:p>14192</text:p>
          </table:table-cell>
          <table:table-cell office:value-type="float" office:value="39091">
            <text:p>39091</text:p>
          </table:table-cell>
          <table:table-cell office:value-type="float" office:value="-344">
            <text:p>-344</text:p>
          </table:table-cell>
          <table:table-cell office:value-type="float" office:value="20">
            <text:p>20</text:p>
          </table:table-cell>
          <table:table-cell office:value-type="float" office:value="298.375">
            <text:p>298.375</text:p>
          </table:table-cell>
          <table:table-cell office:value-type="float" office:value="-0.0495249064209617">
            <text:p>-0.0495249064</text:p>
          </table:table-cell>
          <table:table-cell office:value-type="float" office:value="0.00140924464487035">
            <text:p>0.0014092446</text:p>
          </table:table-cell>
          <table:table-cell office:value-type="float" office:value="0.00763283108643933">
            <text:p>0.0076328311</text:p>
          </table:table-cell>
          <table:table-cell office:value-type="float" office:value="0.831470151584404">
            <text:p>0.8314701516</text:p>
          </table:table-cell>
          <table:table-cell office:value-type="float" office:value="1.00493624875917">
            <text:p>1.0049362488</text:p>
          </table:table-cell>
          <table:table-cell office:value-type="float" office:value="1.02682909861891">
            <text:p>1.0268290986</text:p>
          </table:table-cell>
          <table:table-cell office:value-type="float" office:value="-13.646423750261">
            <text:p>-13.64642375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6422">
            <text:p>6422</text:p>
          </table:table-cell>
          <table:table-cell office:value-type="float" office:value="13000">
            <text:p>13000</text:p>
          </table:table-cell>
          <table:table-cell office:value-type="float" office:value="38502">
            <text:p>38502</text:p>
          </table:table-cell>
          <table:table-cell office:value-type="float" office:value="-398.5">
            <text:p>-398.5</text:p>
          </table:table-cell>
          <table:table-cell office:value-type="float" office:value="-890">
            <text:p>-890</text:p>
          </table:table-cell>
          <table:table-cell office:value-type="float" office:value="89.125">
            <text:p>89.125</text:p>
          </table:table-cell>
          <table:table-cell office:value-type="float" office:value="-0.0620523201494861">
            <text:p>-0.0620523201</text:p>
          </table:table-cell>
          <table:table-cell office:value-type="float" office:value="-0.0684615384615385">
            <text:p>-0.0684615385</text:p>
          </table:table-cell>
          <table:table-cell office:value-type="float" office:value="0.00231481481481481">
            <text:p>0.0023148148</text:p>
          </table:table-cell>
          <table:table-cell office:value-type="float" office:value="0.79036384073123">
            <text:p>0.7903638407</text:p>
          </table:table-cell>
          <table:table-cell office:value-type="float" office:value="0.769571100591716">
            <text:p>0.7695711006</text:p>
          </table:table-cell>
          <table:table-cell office:value-type="float" office:value="1.0081123542524">
            <text:p>1.0081123543</text:p>
          </table:table-cell>
          <table:table-cell office:value-type="float" office:value="-10.8200932075879">
            <text:p>-10.8200932076</text:p>
          </table:table-cell>
          <table:table-cell office:value-type="float" office:value="-9.77395211880796">
            <text:p>-9.77395211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5634">
            <text:p>5634</text:p>
          </table:table-cell>
          <table:table-cell office:value-type="float" office:value="12090">
            <text:p>12090</text:p>
          </table:table-cell>
          <table:table-cell office:value-type="float" office:value="37479">
            <text:p>37479</text:p>
          </table:table-cell>
          <table:table-cell office:value-type="float" office:value="-340">
            <text:p>-340</text:p>
          </table:table-cell>
          <table:table-cell office:value-type="float" office:value="27.5">
            <text:p>27.5</text:p>
          </table:table-cell>
          <table:table-cell office:value-type="float" office:value="85.25">
            <text:p>85.25</text:p>
          </table:table-cell>
          <table:table-cell office:value-type="float" office:value="-0.0603478878239262">
            <text:p>-0.0603478878</text:p>
          </table:table-cell>
          <table:table-cell table:number-columns-repeated="2" office:value-type="float" office:value="0.00227460711331679">
            <text:p>0.0022746071</text:p>
          </table:table-cell>
          <table:table-cell office:value-type="float" office:value="0.795920453043285">
            <text:p>0.795920453</text:p>
          </table:table-cell>
          <table:table-cell table:number-columns-repeated="2" office:value-type="float" office:value="1.00797126561815">
            <text:p>1.0079712656</text:p>
          </table:table-cell>
          <table:table-cell office:value-type="float" office:value="-11.135687712528">
            <text:p>-11.1356877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5332">
            <text:p>5332</text:p>
          </table:table-cell>
          <table:table-cell office:value-type="float" office:value="11850">
            <text:p>11850</text:p>
          </table:table-cell>
          <table:table-cell office:value-type="float" office:value="38254">
            <text:p>38254</text:p>
          </table:table-cell>
          <table:table-cell office:value-type="float" office:value="-321.5">
            <text:p>-321.5</text:p>
          </table:table-cell>
          <table:table-cell office:value-type="float" office:value="-319.5">
            <text:p>-319.5</text:p>
          </table:table-cell>
          <table:table-cell office:value-type="float" office:value="48.75">
            <text:p>48.75</text:p>
          </table:table-cell>
          <table:table-cell office:value-type="float" office:value="-0.0602963240810203">
            <text:p>-0.0602963241</text:p>
          </table:table-cell>
          <table:table-cell office:value-type="float" office:value="-0.0269620253164557">
            <text:p>-0.0269620253</text:p>
          </table:table-cell>
          <table:table-cell office:value-type="float" office:value="0.00127437653578711">
            <text:p>0.0012743765</text:p>
          </table:table-cell>
          <table:table-cell office:value-type="float" office:value="0.796088733243889">
            <text:p>0.7960887332</text:p>
          </table:table-cell>
          <table:table-cell office:value-type="float" office:value="0.907057734978369">
            <text:p>0.907057735</text:p>
          </table:table-cell>
          <table:table-cell office:value-type="float" office:value="1.00446350098494">
            <text:p>1.004463501</text:p>
          </table:table-cell>
          <table:table-cell office:value-type="float" office:value="-11.1455132672691">
            <text:p>-11.1455132673</text:p>
          </table:table-cell>
          <table:table-cell office:value-type="float" office:value="-25.3601233722891">
            <text:p>-25.360123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4827">
            <text:p>4827</text:p>
          </table:table-cell>
          <table:table-cell office:value-type="float" office:value="11340">
            <text:p>11340</text:p>
          </table:table-cell>
          <table:table-cell office:value-type="float" office:value="36642">
            <text:p>36642</text:p>
          </table:table-cell>
          <table:table-cell office:value-type="float" office:value="-374.125">
            <text:p>-374.125</text:p>
          </table:table-cell>
          <table:table-cell office:value-type="float" office:value="-381.625">
            <text:p>-381.625</text:p>
          </table:table-cell>
          <table:table-cell office:value-type="float" office:value="-313.25">
            <text:p>-313.25</text:p>
          </table:table-cell>
          <table:table-cell office:value-type="float" office:value="-0.0775067329604309">
            <text:p>-0.077506733</text:p>
          </table:table-cell>
          <table:table-cell office:value-type="float" office:value="-0.0336529982363316">
            <text:p>-0.0336529982</text:p>
          </table:table-cell>
          <table:table-cell office:value-type="float" office:value="-0.00854893291850881">
            <text:p>-0.0085489329</text:p>
          </table:table-cell>
          <table:table-cell office:value-type="float" office:value="0.740500730200723">
            <text:p>0.7405007302</text:p>
          </table:table-cell>
          <table:table-cell office:value-type="float" office:value="0.884434253781817">
            <text:p>0.8844342538</text:p>
          </table:table-cell>
          <table:table-cell office:value-type="float" office:value="0.970221979923148">
            <text:p>0.9702219799</text:p>
          </table:table-cell>
          <table:table-cell office:value-type="float" office:value="-8.59182457541649">
            <text:p>-8.5918245754</text:p>
          </table:table-cell>
          <table:table-cell office:value-type="float" office:value="-20.2483414228219">
            <text:p>-20.2483414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3572">
            <text:p>3572</text:p>
          </table:table-cell>
          <table:table-cell office:value-type="float" office:value="8685">
            <text:p>8685</text:p>
          </table:table-cell>
          <table:table-cell office:value-type="float" office:value="36487">
            <text:p>36487</text:p>
          </table:table-cell>
          <table:table-cell office:value-type="float" office:value="-358.5">
            <text:p>-358.5</text:p>
          </table:table-cell>
          <table:table-cell office:value-type="float" office:value="-857.857142857143">
            <text:p>-857.8571428571</text:p>
          </table:table-cell>
          <table:table-cell office:value-type="float" office:value="-701.25">
            <text:p>-701.25</text:p>
          </table:table-cell>
          <table:table-cell office:value-type="float" office:value="-0.100363941769317">
            <text:p>-0.1003639418</text:p>
          </table:table-cell>
          <table:table-cell office:value-type="float" office:value="-0.098774570277161">
            <text:p>-0.0987745703</text:p>
          </table:table-cell>
          <table:table-cell office:value-type="float" office:value="-0.0192191739523666">
            <text:p>-0.019219174</text:p>
          </table:table-cell>
          <table:table-cell office:value-type="float" office:value="0.668469128590042">
            <text:p>0.6684691286</text:p>
          </table:table-cell>
          <table:table-cell office:value-type="float" office:value="0.673411578867475">
            <text:p>0.6734115789</text:p>
          </table:table-cell>
          <table:table-cell office:value-type="float" office:value="0.933456869395643">
            <text:p>0.9334568694</text:p>
          </table:table-cell>
          <table:table-cell office:value-type="float" office:value="-6.55365508515356">
            <text:p>-6.5536550852</text:p>
          </table:table-cell>
          <table:table-cell office:value-type="float" office:value="-6.66488614402096">
            <text:p>-6.664886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3884">
            <text:p>3884</text:p>
          </table:table-cell>
          <table:table-cell office:value-type="float" office:value="9180">
            <text:p>9180</text:p>
          </table:table-cell>
          <table:table-cell office:value-type="float" office:value="36735">
            <text:p>36735</text:p>
          </table:table-cell>
          <table:table-cell office:value-type="float" office:value="-297.142857142857">
            <text:p>-297.1428571429</text:p>
          </table:table-cell>
          <table:table-cell office:value-type="float" office:value="-173.5">
            <text:p>-173.5</text:p>
          </table:table-cell>
          <table:table-cell office:value-type="float" office:value="-655.285714285714">
            <text:p>-655.2857142857</text:p>
          </table:table-cell>
          <table:table-cell office:value-type="float" office:value="-0.0765043401500662">
            <text:p>-0.0765043402</text:p>
          </table:table-cell>
          <table:table-cell office:value-type="float" office:value="-0.0188997821350763">
            <text:p>-0.0188997821</text:p>
          </table:table-cell>
          <table:table-cell office:value-type="float" office:value="-0.0178381846817943">
            <text:p>-0.0178381847</text:p>
          </table:table-cell>
          <table:table-cell office:value-type="float" office:value="0.74370652103589">
            <text:p>0.743706521</text:p>
          </table:table-cell>
          <table:table-cell office:value-type="float" office:value="0.93455087798615">
            <text:p>0.934550878</text:p>
          </table:table-cell>
          <table:table-cell office:value-type="float" office:value="0.938190027245894">
            <text:p>0.9381900272</text:p>
          </table:table-cell>
          <table:table-cell office:value-type="float" office:value="-8.70906307886974">
            <text:p>-8.70906307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3444">
            <text:p>3444</text:p>
          </table:table-cell>
          <table:table-cell office:value-type="float" office:value="9256">
            <text:p>9256</text:p>
          </table:table-cell>
          <table:table-cell office:value-type="float" office:value="37559">
            <text:p>37559</text:p>
          </table:table-cell>
          <table:table-cell table:number-columns-repeated="2" office:value-type="float" office:value="0">
            <text:p>0</text:p>
          </table:table-cell>
          <table:table-cell office:value-type="float" office:value="-893.666666666667">
            <text:p>-893.6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37936757279658">
            <text:p>-0.0237936757</text:p>
          </table:table-cell>
          <table:table-cell office:value-type="float" office:value="0.61">
            <text:p>0.61</text:p>
          </table:table-cell>
          <table:table-cell office:value-type="float" office:value="0.77">
            <text:p>0.77</text:p>
          </table:table-cell>
          <table:table-cell office:value-type="float" office:value="0.917831767401229">
            <text:p>0.9178317674</text:p>
          </table:table-cell>
          <table:table-cell table:number-columns-repeated="2" office:value-type="float" office:value="0">
            <text:p>0</text:p>
          </table:table-cell>
          <table:table-cell office:value-type="float" office:value="-28.7836075555604">
            <text:p>-28.783607555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3054">
            <text:p>3054</text:p>
          </table:table-cell>
          <table:table-cell office:value-type="float" office:value="8707">
            <text:p>8707</text:p>
          </table:table-cell>
          <table:table-cell office:value-type="float" office:value="36585">
            <text:p>36585</text:p>
          </table:table-cell>
          <table:table-cell office:value-type="float" office:value="0">
            <text:p>0</text:p>
          </table:table-cell>
          <table:table-cell office:value-type="float" office:value="-202.4">
            <text:p>-202.4</text:p>
          </table:table-cell>
          <table:table-cell office:value-type="float" office:value="-750">
            <text:p>-750</text:p>
          </table:table-cell>
          <table:table-cell office:value-type="float" office:value="0">
            <text:p>0</text:p>
          </table:table-cell>
          <table:table-cell office:value-type="float" office:value="-0.0232456644079476">
            <text:p>-0.0232456644</text:p>
          </table:table-cell>
          <table:table-cell office:value-type="float" office:value="-0.02050020500205">
            <text:p>-0.020500205</text:p>
          </table:table-cell>
          <table:table-cell office:value-type="float" office:value="0.61">
            <text:p>0.61</text:p>
          </table:table-cell>
          <table:table-cell office:value-type="float" office:value="0.919699281963166">
            <text:p>0.919699282</text:p>
          </table:table-cell>
          <table:table-cell office:value-type="float" office:value="0.929072988966872">
            <text:p>0.929072989</text:p>
          </table:table-cell>
          <table:table-cell office:value-type="float" office:value="0">
            <text:p>0</text:p>
          </table:table-cell>
          <table:table-cell office:value-type="float" office:value="-29.4704102445482">
            <text:p>-29.4704102445</text:p>
          </table:table-cell>
          <table:table-cell office:value-type="float" office:value="-33.4639494417016">
            <text:p>-33.463949441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5">
            <text:p>5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2708">
            <text:p>2708</text:p>
          </table:table-cell>
          <table:table-cell office:value-type="float" office:value="8148">
            <text:p>8148</text:p>
          </table:table-cell>
          <table:table-cell office:value-type="float" office:value="36423">
            <text:p>36423</text:p>
          </table:table-cell>
          <table:table-cell table:number-columns-repeated="6"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5">
            <text:p>5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2402">
            <text:p>2402</text:p>
          </table:table-cell>
          <table:table-cell office:value-type="float" office:value="7668">
            <text:p>7668</text:p>
          </table:table-cell>
          <table:table-cell office:value-type="float" office:value="36261">
            <text:p>36261</text:p>
          </table:table-cell>
          <table:table-cell table:number-columns-repeated="6"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5">
            <text:p>5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2130">
            <text:p>2130</text:p>
          </table:table-cell>
          <table:table-cell office:value-type="float" office:value="7368">
            <text:p>7368</text:p>
          </table:table-cell>
          <table:table-cell office:value-type="float" office:value="36100">
            <text:p>36100</text:p>
          </table:table-cell>
          <table:table-cell table:number-columns-repeated="6"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2">
            <text:p>102</text:p>
          </table:table-cell>
          <table:table-cell office:value-type="float" office:value="7475.25">
            <text:p>7475.25</text:p>
          </table:table-cell>
          <table:table-cell office:value-type="float" office:value="23135.5">
            <text:p>23135.5</text:p>
          </table:table-cell>
          <table:table-cell office:value-type="float" office:value="19.1025">
            <text:p>19.1025</text:p>
          </table:table-cell>
          <table:table-cell table:number-columns-repeated="3" office:value-type="float" office:value="5">
            <text:p>5</text:p>
          </table:table-cell>
          <table:table-cell office:value-type="float" office:value="508">
            <text:p>508</text:p>
          </table:table-cell>
          <table:table-cell office:value-type="float" office:value="767">
            <text:p>767</text:p>
          </table:table-cell>
          <table:table-cell office:value-type="float" office:value="1177">
            <text:p>1177</text:p>
          </table:table-cell>
          <table:table-cell office:value-type="float" office:value="1889">
            <text:p>1889</text:p>
          </table:table-cell>
          <table:table-cell office:value-type="float" office:value="6924">
            <text:p>6924</text:p>
          </table:table-cell>
          <table:table-cell office:value-type="float" office:value="35940">
            <text:p>35940</text:p>
          </table:table-cell>
          <table:table-cell table:number-columns-repeated="6"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3">
            <text:p>103</text:p>
          </table:table-cell>
          <table:table-cell office:value-type="float" office:value="7467.33333333333">
            <text:p>7467.3333333333</text:p>
          </table:table-cell>
          <table:table-cell office:value-type="float" office:value="23674.3333333333">
            <text:p>23674.3333333333</text:p>
          </table:table-cell>
          <table:table-cell office:value-type="float" office:value="18.8233333333333">
            <text:p>18.82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510">
            <text:p>510</text:p>
          </table:table-cell>
          <table:table-cell office:value-type="float" office:value="772">
            <text:p>772</text:p>
          </table:table-cell>
          <table:table-cell office:value-type="float" office:value="1185">
            <text:p>1185</text:p>
          </table:table-cell>
          <table:table-cell office:value-type="float" office:value="1675">
            <text:p>1675</text:p>
          </table:table-cell>
          <table:table-cell office:value-type="float" office:value="6579">
            <text:p>6579</text:p>
          </table:table-cell>
          <table:table-cell office:value-type="float" office:value="35781">
            <text:p>35781</text:p>
          </table:table-cell>
          <table:table-cell table:number-columns-repeated="6"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office:value-type="float" office:value="-5">
            <text:p>-5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1">
            <text:p>5.1</text:p>
          </table:table-cell>
          <table:table-cell office:value-type="float" office:value="7.2">
            <text:p>7.2</text:p>
          </table:table-cell>
          <table:table-cell office:value-type="float" office:value="17.5">
            <text:p>17.5</text:p>
          </table:table-cell>
          <table:table-cell office:value-type="float" office:value="4987">
            <text:p>4987</text:p>
          </table:table-cell>
          <table:table-cell office:value-type="float" office:value="5603">
            <text:p>5603</text:p>
          </table:table-cell>
          <table:table-cell office:value-type="float" office:value="10031">
            <text:p>100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2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28:38.02</dc:date>
    <dc:creator>Liam Widdess</dc:creator>
    <meta:editing-duration>P2DT3H30M56S</meta:editing-duration>
    <meta:editing-cycles>185</meta:editing-cycles>
    <meta:generator>OpenOffice/4.1.7$Win32 OpenOffice.org_project/417m1$Build-9800</meta:generator>
    <meta:document-statistic meta:table-count="8" meta:cell-count="793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602">
                <text:p>1602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80">
                <text:p>1780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10">
                <text:p>1910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54">
                <text:p>2154</text:p>
              </table:table-cell>
              <table:table-cell office:value-type="float" office:value="4726">
                <text:p>472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2010">
                <text:p>2010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88">
                <text:p>2188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500">
                <text:p>250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70">
                <text:p>1470</text:p>
              </table:table-cell>
              <table:table-cell office:value-type="float" office:value="2658">
                <text:p>2658</text:p>
              </table:table-cell>
              <table:table-cell office:value-type="float" office:value="4623">
                <text:p>462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74">
                <text:p>1674</text:p>
              </table:table-cell>
              <table:table-cell office:value-type="float" office:value="2802">
                <text:p>2802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26">
                <text:p>1726</text:p>
              </table:table-cell>
              <table:table-cell office:value-type="float" office:value="2960">
                <text:p>2960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49">
                <text:p>1949</text:p>
              </table:table-cell>
              <table:table-cell office:value-type="float" office:value="3112">
                <text:p>3112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08">
                <text:p>2008</text:p>
              </table:table-cell>
              <table:table-cell office:value-type="float" office:value="3294">
                <text:p>3294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98">
                <text:p>1798</text:p>
              </table:table-cell>
              <table:table-cell office:value-type="float" office:value="3386">
                <text:p>3386</text:p>
              </table:table-cell>
              <table:table-cell office:value-type="float" office:value="6784">
                <text:p>6784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52">
                <text:p>1952</text:p>
              </table:table-cell>
              <table:table-cell office:value-type="float" office:value="3662">
                <text:p>3662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55">
                <text:p>2255</text:p>
              </table:table-cell>
              <table:table-cell office:value-type="float" office:value="4065">
                <text:p>4065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425">
                <text:p>2425</text:p>
              </table:table-cell>
              <table:table-cell office:value-type="float" office:value="4430">
                <text:p>4430</text:p>
              </table:table-cell>
              <table:table-cell office:value-type="float" office:value="9144">
                <text:p>914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688">
                <text:p>2688</text:p>
              </table:table-cell>
              <table:table-cell office:value-type="float" office:value="4735">
                <text:p>4735</text:p>
              </table:table-cell>
              <table:table-cell office:value-type="float" office:value="10322">
                <text:p>1032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682">
                <text:p>2682</text:p>
              </table:table-cell>
              <table:table-cell office:value-type="float" office:value="4710">
                <text:p>4710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804">
                <text:p>2804</text:p>
              </table:table-cell>
              <table:table-cell office:value-type="float" office:value="5105">
                <text:p>5105</text:p>
              </table:table-cell>
              <table:table-cell office:value-type="float" office:value="8534">
                <text:p>8534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150">
                <text:p>3150</text:p>
              </table:table-cell>
              <table:table-cell office:value-type="float" office:value="5690">
                <text:p>5690</text:p>
              </table:table-cell>
              <table:table-cell office:value-type="float" office:value="11689">
                <text:p>1168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282">
                <text:p>3282</text:p>
              </table:table-cell>
              <table:table-cell office:value-type="float" office:value="5962">
                <text:p>5962</text:p>
              </table:table-cell>
              <table:table-cell office:value-type="float" office:value="11102">
                <text:p>1110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396">
                <text:p>3396</text:p>
              </table:table-cell>
              <table:table-cell office:value-type="float" office:value="5810">
                <text:p>5810</text:p>
              </table:table-cell>
              <table:table-cell office:value-type="float" office:value="10030">
                <text:p>10030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856">
                <text:p>3856</text:p>
              </table:table-cell>
              <table:table-cell office:value-type="float" office:value="6380">
                <text:p>6380</text:p>
              </table:table-cell>
              <table:table-cell office:value-type="float" office:value="11672">
                <text:p>1167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440">
                <text:p>4440</text:p>
              </table:table-cell>
              <table:table-cell office:value-type="float" office:value="7536">
                <text:p>7536</text:p>
              </table:table-cell>
              <table:table-cell office:value-type="float" office:value="14649">
                <text:p>1464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306">
                <text:p>4306</text:p>
              </table:table-cell>
              <table:table-cell office:value-type="float" office:value="6648">
                <text:p>6648</text:p>
              </table:table-cell>
              <table:table-cell office:value-type="float" office:value="12293">
                <text:p>122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276">
                <text:p>4276</text:p>
              </table:table-cell>
              <table:table-cell office:value-type="float" office:value="6980">
                <text:p>6980</text:p>
              </table:table-cell>
              <table:table-cell office:value-type="float" office:value="13103">
                <text:p>1310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407">
                <text:p>4407</text:p>
              </table:table-cell>
              <table:table-cell office:value-type="float" office:value="7681">
                <text:p>7681</text:p>
              </table:table-cell>
              <table:table-cell office:value-type="float" office:value="18386">
                <text:p>183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92">
                <text:p>4692</text:p>
              </table:table-cell>
              <table:table-cell office:value-type="float" office:value="8191">
                <text:p>8191</text:p>
              </table:table-cell>
              <table:table-cell office:value-type="float" office:value="16182">
                <text:p>1618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33">
                <text:p>4633</text:p>
              </table:table-cell>
              <table:table-cell office:value-type="float" office:value="8072">
                <text:p>8072</text:p>
              </table:table-cell>
              <table:table-cell office:value-type="float" office:value="15460">
                <text:p>1546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021">
                <text:p>5021</text:p>
              </table:table-cell>
              <table:table-cell office:value-type="float" office:value="8886">
                <text:p>8886</text:p>
              </table:table-cell>
              <table:table-cell office:value-type="float" office:value="17039">
                <text:p>17039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845">
                <text:p>5845</text:p>
              </table:table-cell>
              <table:table-cell office:value-type="float" office:value="9958">
                <text:p>9958</text:p>
              </table:table-cell>
              <table:table-cell office:value-type="float" office:value="18960">
                <text:p>1896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801">
                <text:p>5801</text:p>
              </table:table-cell>
              <table:table-cell office:value-type="float" office:value="10215">
                <text:p>10215</text:p>
              </table:table-cell>
              <table:table-cell office:value-type="float" office:value="18505">
                <text:p>1850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868">
                <text:p>5868</text:p>
              </table:table-cell>
              <table:table-cell office:value-type="float" office:value="10397">
                <text:p>10397</text:p>
              </table:table-cell>
              <table:table-cell office:value-type="float" office:value="17367">
                <text:p>1736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503">
                <text:p>6503</text:p>
              </table:table-cell>
              <table:table-cell office:value-type="float" office:value="11123">
                <text:p>11123</text:p>
              </table:table-cell>
              <table:table-cell office:value-type="float" office:value="17857">
                <text:p>1785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960">
                <text:p>6960</text:p>
              </table:table-cell>
              <table:table-cell office:value-type="float" office:value="12150">
                <text:p>12150</text:p>
              </table:table-cell>
              <table:table-cell office:value-type="float" office:value="18134">
                <text:p>1813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714">
                <text:p>7714</text:p>
              </table:table-cell>
              <table:table-cell office:value-type="float" office:value="12432">
                <text:p>12432</text:p>
              </table:table-cell>
              <table:table-cell office:value-type="float" office:value="18241">
                <text:p>1824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128">
                <text:p>8128</text:p>
              </table:table-cell>
              <table:table-cell office:value-type="float" office:value="11862">
                <text:p>11862</text:p>
              </table:table-cell>
              <table:table-cell office:value-type="float" office:value="18068">
                <text:p>1806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014">
                <text:p>9014</text:p>
              </table:table-cell>
              <table:table-cell office:value-type="float" office:value="12572">
                <text:p>12572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678">
                <text:p>9678</text:p>
              </table:table-cell>
              <table:table-cell office:value-type="float" office:value="12747">
                <text:p>12747</text:p>
              </table:table-cell>
              <table:table-cell office:value-type="float" office:value="20634">
                <text:p>2063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217">
                <text:p>9217</text:p>
              </table:table-cell>
              <table:table-cell office:value-type="float" office:value="12716">
                <text:p>12716</text:p>
              </table:table-cell>
              <table:table-cell office:value-type="float" office:value="20038">
                <text:p>2003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120">
                <text:p>9120</text:p>
              </table:table-cell>
              <table:table-cell office:value-type="float" office:value="12574">
                <text:p>12574</text:p>
              </table:table-cell>
              <table:table-cell office:value-type="float" office:value="20013">
                <text:p>2001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435">
                <text:p>9435</text:p>
              </table:table-cell>
              <table:table-cell office:value-type="float" office:value="13934">
                <text:p>13934</text:p>
              </table:table-cell>
              <table:table-cell office:value-type="float" office:value="19899">
                <text:p>1989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465">
                <text:p>9465</text:p>
              </table:table-cell>
              <table:table-cell office:value-type="float" office:value="13922">
                <text:p>13922</text:p>
              </table:table-cell>
              <table:table-cell office:value-type="float" office:value="19850">
                <text:p>19850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9110">
                <text:p>9110</text:p>
              </table:table-cell>
              <table:table-cell office:value-type="float" office:value="13744">
                <text:p>13744</text:p>
              </table:table-cell>
              <table:table-cell office:value-type="float" office:value="19104">
                <text:p>1910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4232">
                <text:p>14232</text:p>
              </table:table-cell>
              <table:table-cell office:value-type="float" office:value="20439">
                <text:p>2043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06">
                <text:p>10206</text:p>
              </table:table-cell>
              <table:table-cell office:value-type="float" office:value="13738">
                <text:p>13738</text:p>
              </table:table-cell>
              <table:table-cell office:value-type="float" office:value="19588">
                <text:p>1958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058">
                <text:p>9058</text:p>
              </table:table-cell>
              <table:table-cell office:value-type="float" office:value="13504">
                <text:p>13504</text:p>
              </table:table-cell>
              <table:table-cell office:value-type="float" office:value="18971">
                <text:p>1897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6675">
                <text:p>6675</text:p>
              </table:table-cell>
              <table:table-cell office:value-type="float" office:value="12848">
                <text:p>12848</text:p>
              </table:table-cell>
              <table:table-cell office:value-type="float" office:value="18961">
                <text:p>1896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6945">
                <text:p>6945</text:p>
              </table:table-cell>
              <table:table-cell office:value-type="float" office:value="13412">
                <text:p>13412</text:p>
              </table:table-cell>
              <table:table-cell office:value-type="float" office:value="19737">
                <text:p>19737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7620">
                <text:p>7620</text:p>
              </table:table-cell>
              <table:table-cell office:value-type="float" office:value="13071">
                <text:p>13071</text:p>
              </table:table-cell>
              <table:table-cell office:value-type="float" office:value="21200">
                <text:p>21200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7590">
                <text:p>7590</text:p>
              </table:table-cell>
              <table:table-cell office:value-type="float" office:value="13025">
                <text:p>13025</text:p>
              </table:table-cell>
              <table:table-cell office:value-type="float" office:value="23050">
                <text:p>23050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6675">
                <text:p>6675</text:p>
              </table:table-cell>
              <table:table-cell office:value-type="float" office:value="12138">
                <text:p>12138</text:p>
              </table:table-cell>
              <table:table-cell office:value-type="float" office:value="22537">
                <text:p>2253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6945">
                <text:p>6945</text:p>
              </table:table-cell>
              <table:table-cell office:value-type="float" office:value="12726">
                <text:p>12726</text:p>
              </table:table-cell>
              <table:table-cell office:value-type="float" office:value="23219">
                <text:p>23219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7620">
                <text:p>7620</text:p>
              </table:table-cell>
              <table:table-cell office:value-type="float" office:value="12483">
                <text:p>12483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590">
                <text:p>7590</text:p>
              </table:table-cell>
              <table:table-cell office:value-type="float" office:value="11407">
                <text:p>11407</text:p>
              </table:table-cell>
              <table:table-cell office:value-type="float" office:value="24893">
                <text:p>24893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6734">
                <text:p>6734</text:p>
              </table:table-cell>
              <table:table-cell office:value-type="float" office:value="11396">
                <text:p>11396</text:p>
              </table:table-cell>
              <table:table-cell office:value-type="float" office:value="26257">
                <text:p>2625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7137">
                <text:p>7137</text:p>
              </table:table-cell>
              <table:table-cell office:value-type="float" office:value="12256">
                <text:p>12256</text:p>
              </table:table-cell>
              <table:table-cell office:value-type="float" office:value="28520">
                <text:p>2852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7592">
                <text:p>7592</text:p>
              </table:table-cell>
              <table:table-cell office:value-type="float" office:value="12272">
                <text:p>12272</text:p>
              </table:table-cell>
              <table:table-cell office:value-type="float" office:value="29264">
                <text:p>2926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7527">
                <text:p>7527</text:p>
              </table:table-cell>
              <table:table-cell office:value-type="float" office:value="12396">
                <text:p>12396</text:p>
              </table:table-cell>
              <table:table-cell office:value-type="float" office:value="29512">
                <text:p>295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7770">
                <text:p>7770</text:p>
              </table:table-cell>
              <table:table-cell office:value-type="float" office:value="12950">
                <text:p>12950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8235">
                <text:p>8235</text:p>
              </table:table-cell>
              <table:table-cell office:value-type="float" office:value="13260">
                <text:p>13260</text:p>
              </table:table-cell>
              <table:table-cell office:value-type="float" office:value="31558">
                <text:p>3155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8008">
                <text:p>8008</text:p>
              </table:table-cell>
              <table:table-cell office:value-type="float" office:value="13552">
                <text:p>13552</text:p>
              </table:table-cell>
              <table:table-cell office:value-type="float" office:value="32023">
                <text:p>3202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7410">
                <text:p>7410</text:p>
              </table:table-cell>
              <table:table-cell office:value-type="float" office:value="13702">
                <text:p>13702</text:p>
              </table:table-cell>
              <table:table-cell office:value-type="float" office:value="32767">
                <text:p>3276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7579">
                <text:p>7579</text:p>
              </table:table-cell>
              <table:table-cell office:value-type="float" office:value="14161">
                <text:p>14161</text:p>
              </table:table-cell>
              <table:table-cell office:value-type="float" office:value="34255">
                <text:p>3425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760">
                <text:p>6760</text:p>
              </table:table-cell>
              <table:table-cell office:value-type="float" office:value="13432">
                <text:p>13432</text:p>
              </table:table-cell>
              <table:table-cell office:value-type="float" office:value="35774">
                <text:p>3577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6604">
                <text:p>6604</text:p>
              </table:table-cell>
              <table:table-cell office:value-type="float" office:value="13317">
                <text:p>13317</text:p>
              </table:table-cell>
              <table:table-cell office:value-type="float" office:value="36053">
                <text:p>3605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6630">
                <text:p>6630</text:p>
              </table:table-cell>
              <table:table-cell office:value-type="float" office:value="13200">
                <text:p>13200</text:p>
              </table:table-cell>
              <table:table-cell office:value-type="float" office:value="37169">
                <text:p>3716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6946">
                <text:p>6946</text:p>
              </table:table-cell>
              <table:table-cell office:value-type="float" office:value="14192">
                <text:p>14192</text:p>
              </table:table-cell>
              <table:table-cell office:value-type="float" office:value="39091">
                <text:p>3909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6422">
                <text:p>6422</text:p>
              </table:table-cell>
              <table:table-cell office:value-type="float" office:value="13000">
                <text:p>13000</text:p>
              </table:table-cell>
              <table:table-cell office:value-type="float" office:value="38502">
                <text:p>3850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5634">
                <text:p>5634</text:p>
              </table:table-cell>
              <table:table-cell office:value-type="float" office:value="12090">
                <text:p>12090</text:p>
              </table:table-cell>
              <table:table-cell office:value-type="float" office:value="37479">
                <text:p>3747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5332">
                <text:p>5332</text:p>
              </table:table-cell>
              <table:table-cell office:value-type="float" office:value="11850">
                <text:p>11850</text:p>
              </table:table-cell>
              <table:table-cell office:value-type="float" office:value="38254">
                <text:p>382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4827">
                <text:p>4827</text:p>
              </table:table-cell>
              <table:table-cell office:value-type="float" office:value="11340">
                <text:p>11340</text:p>
              </table:table-cell>
              <table:table-cell office:value-type="float" office:value="36642">
                <text:p>3664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3572">
                <text:p>3572</text:p>
              </table:table-cell>
              <table:table-cell office:value-type="float" office:value="8685">
                <text:p>8685</text:p>
              </table:table-cell>
              <table:table-cell office:value-type="float" office:value="36487">
                <text:p>3648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3884">
                <text:p>3884</text:p>
              </table:table-cell>
              <table:table-cell office:value-type="float" office:value="9180">
                <text:p>9180</text:p>
              </table:table-cell>
              <table:table-cell office:value-type="float" office:value="36735">
                <text:p>3673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444">
                <text:p>3444</text:p>
              </table:table-cell>
              <table:table-cell office:value-type="float" office:value="9256">
                <text:p>9256</text:p>
              </table:table-cell>
              <table:table-cell office:value-type="float" office:value="37559">
                <text:p>3755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3054">
                <text:p>3054</text:p>
              </table:table-cell>
              <table:table-cell office:value-type="float" office:value="8707">
                <text:p>8707</text:p>
              </table:table-cell>
              <table:table-cell office:value-type="float" office:value="36585">
                <text:p>3658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708">
                <text:p>2708</text:p>
              </table:table-cell>
              <table:table-cell office:value-type="float" office:value="8148">
                <text:p>8148</text:p>
              </table:table-cell>
              <table:table-cell office:value-type="float" office:value="36423">
                <text:p>36423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02">
                <text:p>2402</text:p>
              </table:table-cell>
              <table:table-cell office:value-type="float" office:value="7668">
                <text:p>7668</text:p>
              </table:table-cell>
              <table:table-cell office:value-type="float" office:value="36261">
                <text:p>3626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130">
                <text:p>2130</text:p>
              </table:table-cell>
              <table:table-cell office:value-type="float" office:value="7368">
                <text:p>7368</text:p>
              </table:table-cell>
              <table:table-cell office:value-type="float" office:value="36100">
                <text:p>3610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889">
                <text:p>1889</text:p>
              </table:table-cell>
              <table:table-cell office:value-type="float" office:value="6924">
                <text:p>6924</text:p>
              </table:table-cell>
              <table:table-cell office:value-type="float" office:value="35940">
                <text:p>35940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675">
                <text:p>1675</text:p>
              </table:table-cell>
              <table:table-cell office:value-type="float" office:value="6579">
                <text:p>6579</text:p>
              </table:table-cell>
              <table:table-cell office:value-type="float" office:value="35781">
                <text:p>3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75.25">
                <text:p>7475.2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67.33333333333">
                <text:p>7467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3cm" svg:y="1.405cm" svg:width="30.886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025">
                <text:p>19.102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8.8233333333333">
                <text:p>18.82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1cm" svg:y="1.352cm" svg:width="31.34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464390625">
                <text:p>1.646439062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3253933841402">
                <text:p>1.33253933841402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30629525325048">
                <text:p>1.3062952532504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310847106009">
                <text:p>1.231084710600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3456827756123">
                <text:p>1.2345682775612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492912817631">
                <text:p>1.1949291281763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5796335500384">
                <text:p>1.1579633550038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5258591386971">
                <text:p>1.25258591386971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561934472434">
                <text:p>1.356193447243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168692449">
                <text:p>1.216869244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4080486477001">
                <text:p>1.1408048647700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1373159971706">
                <text:p>1.2137315997170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5455165216684">
                <text:p>1.15455165216684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2892039212171">
                <text:p>1.3289203921217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384910437009">
                <text:p>1.2238491043700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7722449903166">
                <text:p>1.2772244990316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9497078800356">
                <text:p>1.1949707880035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3188052692335">
                <text:p>1.2318805269233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7513116375752">
                <text:p>1.2751311637575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801561394344">
                <text:p>1.1580156139434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7342431135926">
                <text:p>1.2734243113592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5204785357157">
                <text:p>1.1520478535715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52070265573988">
                <text:p>1.5207026557398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6398888928283">
                <text:p>1.1639888892828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5904950010887">
                <text:p>1.15904950010887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4008368422087">
                <text:p>1.400836842208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5416152416428">
                <text:p>1.1541615241642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7018793466698">
                <text:p>1.2701879346669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8454844505587">
                <text:p>1.2845484450558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2881442060149">
                <text:p>1.22881442060149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3549257986152">
                <text:p>1.1354925798615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7330519073116">
                <text:p>1.0733051907311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9066471387975">
                <text:p>1.2906647138797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218465932595">
                <text:p>1.2021846593259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0875804602718">
                <text:p>1.087580460271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5345519865407">
                <text:p>1.2534551986540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48458852772">
                <text:p>1.264845885277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194324745381">
                <text:p>1.01943247453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965639203393">
                <text:p>1.0496563920339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367480451085">
                <text:p>1.0436748045108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101456047465">
                <text:p>1.0710145604746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253522197102">
                <text:p>1.1025352219710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092988591242">
                <text:p>1.0609298859124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8019458725136">
                <text:p>1.0801945872513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5140638630445">
                <text:p>1.0514063863044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968734164279">
                <text:p>1.0396873416427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339785195769">
                <text:p>1.0433978519576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488452096853">
                <text:p>1.0548845209685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5136896190571">
                <text:p>1.05136896190571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882400749866">
                <text:p>1.0388240074986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0.89664948294418">
                <text:p>0.8966494829441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242928737671">
                <text:p>1.0424292873767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0.882599756240291">
                <text:p>0.88259975624029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3078354211781">
                <text:p>1.030783542117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08203999779995">
                <text:p>1.0820399977999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2739274097583">
                <text:p>1.1273927409758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0.890333079231446">
                <text:p>0.89033307923144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4531266171895">
                <text:p>1.0453126617189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0.878016016735688">
                <text:p>0.87801601673568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938958826156">
                <text:p>1.0938958826156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0849628064993">
                <text:p>1.0084962806499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9412815437606">
                <text:p>1.0941281543760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9341684167275">
                <text:p>1.0934168416727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9565147928994">
                <text:p>1.0956514792899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46488894628099">
                <text:p>0.94648889462809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5751415504221">
                <text:p>1.0575141550422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5777227067298">
                <text:p>1.057772270672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7811444638124">
                <text:p>1.0781144463812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4566565545384">
                <text:p>1.04566565545384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4775525173611">
                <text:p>1.047755251736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493624875917">
                <text:p>1.0049362487591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769571100591716">
                <text:p>0.76957110059171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0797126561815">
                <text:p>1.0079712656181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07057734978369">
                <text:p>0.90705773497836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884434253781817">
                <text:p>0.88443425378181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673411578867475">
                <text:p>0.67341157886747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3455087798615">
                <text:p>0.9345508779861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919699281963166">
                <text:p>0.91969928196316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3135.5">
                <text:p>23135.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3674.3333333333">
                <text:p>23674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